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045cm"/>
    </style:style>
    <style:style style:name="Table1.B" style:family="table-column">
      <style:table-column-properties style:column-width="0.452cm"/>
    </style:style>
    <style:style style:name="Table1.C" style:family="table-column">
      <style:table-column-properties style:column-width="1.321cm"/>
    </style:style>
    <style:style style:name="Table1.D" style:family="table-column">
      <style:table-column-properties style:column-width="7.183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0.077cm"/>
    </style:style>
    <style:style style:name="Table2.B" style:family="table-column">
      <style:table-column-properties style:column-width="0.452cm"/>
    </style:style>
    <style:style style:name="Table2.C" style:family="table-column">
      <style:table-column-properties style:column-width="1.461cm"/>
    </style:style>
    <style:style style:name="Table2.D" style:family="table-column">
      <style:table-column-properties style:column-width="5.011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2.294cm"/>
    </style:style>
    <style:style style:name="Table3.B" style:family="table-column">
      <style:table-column-properties style:column-width="0.452cm"/>
    </style:style>
    <style:style style:name="Table3.C" style:family="table-column">
      <style:table-column-properties style:column-width="1.79cm"/>
    </style:style>
    <style:style style:name="Table3.D" style:family="table-column">
      <style:table-column-properties style:column-width="2.464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7.622cm"/>
    </style:style>
    <style:style style:name="Table4.B" style:family="table-column">
      <style:table-column-properties style:column-width="0.452cm"/>
    </style:style>
    <style:style style:name="Table4.C" style:family="table-column">
      <style:table-column-properties style:column-width="1.423cm"/>
    </style:style>
    <style:style style:name="Table4.D" style:family="table-column">
      <style:table-column-properties style:column-width="7.504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7.41cm"/>
    </style:style>
    <style:style style:name="Table5.B" style:family="table-column">
      <style:table-column-properties style:column-width="0.452cm"/>
    </style:style>
    <style:style style:name="Table5.C" style:family="table-column">
      <style:table-column-properties style:column-width="1.596cm"/>
    </style:style>
    <style:style style:name="Table5.D" style:family="table-column">
      <style:table-column-properties style:column-width="7.542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2.589cm"/>
    </style:style>
    <style:style style:name="Table6.B" style:family="table-column">
      <style:table-column-properties style:column-width="0.452cm"/>
    </style:style>
    <style:style style:name="Table6.C" style:family="table-column">
      <style:table-column-properties style:column-width="1.496cm"/>
    </style:style>
    <style:style style:name="Table6.D" style:family="table-column">
      <style:table-column-properties style:column-width="2.464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2.589cm"/>
    </style:style>
    <style:style style:name="Table7.B" style:family="table-column">
      <style:table-column-properties style:column-width="0.452cm"/>
    </style:style>
    <style:style style:name="Table7.C" style:family="table-column">
      <style:table-column-properties style:column-width="1.496cm"/>
    </style:style>
    <style:style style:name="Table7.D" style:family="table-column">
      <style:table-column-properties style:column-width="2.464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9.049cm"/>
    </style:style>
    <style:style style:name="Table8.B" style:family="table-column">
      <style:table-column-properties style:column-width="0.452cm"/>
    </style:style>
    <style:style style:name="Table8.C" style:family="table-column">
      <style:table-column-properties style:column-width="1.402cm"/>
    </style:style>
    <style:style style:name="Table8.D" style:family="table-column">
      <style:table-column-properties style:column-width="6.098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0.421cm"/>
    </style:style>
    <style:style style:name="Table9.B" style:family="table-column">
      <style:table-column-properties style:column-width="0.452cm"/>
    </style:style>
    <style:style style:name="Table9.C" style:family="table-column">
      <style:table-column-properties style:column-width="1.356cm"/>
    </style:style>
    <style:style style:name="Table9.D" style:family="table-column">
      <style:table-column-properties style:column-width="4.771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0.687cm"/>
    </style:style>
    <style:style style:name="Table10.B" style:family="table-column">
      <style:table-column-properties style:column-width="0.452cm"/>
    </style:style>
    <style:style style:name="Table10.C" style:family="table-column">
      <style:table-column-properties style:column-width="1.362cm"/>
    </style:style>
    <style:style style:name="Table10.D" style:family="table-column">
      <style:table-column-properties style:column-width="4.5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8.451cm"/>
    </style:style>
    <style:style style:name="Table11.B" style:family="table-column">
      <style:table-column-properties style:column-width="0.452cm"/>
    </style:style>
    <style:style style:name="Table11.C" style:family="table-column">
      <style:table-column-properties style:column-width="1.328cm"/>
    </style:style>
    <style:style style:name="Table11.D" style:family="table-column">
      <style:table-column-properties style:column-width="6.77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0.94cm"/>
    </style:style>
    <style:style style:name="Table12.B" style:family="table-column">
      <style:table-column-properties style:column-width="0.452cm"/>
    </style:style>
    <style:style style:name="Table12.C" style:family="table-column">
      <style:table-column-properties style:column-width="1.291cm"/>
    </style:style>
    <style:style style:name="Table12.D" style:family="table-column">
      <style:table-column-properties style:column-width="4.318cm"/>
    </style:style>
    <style:style style:name="Table12.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background-color="#ffff00"/>
    </style:style>
    <style:style style:name="P3" style:family="paragraph" style:parent-style-name="Preformatted_20_Text">
      <style:text-properties fo:background-color="#ffff00"/>
    </style:style>
    <style:style style:name="P4" style:family="paragraph" style:parent-style-name="Preformatted_20_Text">
      <style:text-properties fo:background-color="transparent"/>
    </style:style>
    <style:style style:name="P5" style:family="paragraph" style:parent-style-name="Preformatted_20_Text">
      <style:paragraph-properties fo:margin-top="0cm" fo:margin-bottom="0.499cm"/>
    </style:style>
    <style:style style:name="P6" style:family="paragraph" style:parent-style-name="Preformatted_20_Text">
      <style:paragraph-properties fo:margin-top="0cm" fo:margin-bottom="0.499cm"/>
      <style:text-properties fo:background-color="#ffff00"/>
    </style:style>
    <style:style style:name="P7" style:family="paragraph" style:parent-style-name="Preformatted_20_Text">
      <style:paragraph-properties fo:margin-top="0cm" fo:margin-bottom="0.499cm"/>
      <style:text-properties fo:background-color="transparent"/>
    </style:style>
    <style:style style:name="P8" style:family="paragraph" style:parent-style-name="Table_20_Contents">
      <style:text-properties fo:font-size="2pt" style:font-size-asian="2pt" style:font-size-complex="2pt"/>
    </style:style>
    <style:style style:name="P9" style:family="paragraph" style:parent-style-name="Table_20_Heading">
      <style:text-properties fo:font-size="2pt" style:font-size-asian="2pt" style:font-size-complex="2pt"/>
    </style:style>
    <style:style style:name="P10" style:family="paragraph" style:parent-style-name="Text_20_body" style:list-style-name="L1"/>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text-properties fo:background-color="#ffff00"/>
    </style:style>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1">
      <style:paragraph-properties fo:margin-top="0cm" fo:margin-bottom="0cm"/>
    </style:style>
    <style:style style:name="P32" style:family="paragraph" style:parent-style-name="Text_20_body" style:list-style-name="L2">
      <style:paragraph-properties fo:margin-top="0cm" fo:margin-bottom="0cm"/>
    </style:style>
    <style:style style:name="P33" style:family="paragraph" style:parent-style-name="Text_20_body" style:list-style-name="L3">
      <style:paragraph-properties fo:margin-top="0cm" fo:margin-bottom="0cm"/>
    </style:style>
    <style:style style:name="P34" style:family="paragraph" style:parent-style-name="Text_20_body" style:list-style-name="L4">
      <style:paragraph-properties fo:margin-top="0cm" fo:margin-bottom="0cm"/>
    </style:style>
    <style:style style:name="P35" style:family="paragraph" style:parent-style-name="Text_20_body" style:list-style-name="L5">
      <style:paragraph-properties fo:margin-top="0cm" fo:margin-bottom="0cm"/>
    </style:style>
    <style:style style:name="P36" style:family="paragraph" style:parent-style-name="Text_20_body" style:list-style-name="L6">
      <style:paragraph-properties fo:margin-top="0cm" fo:margin-bottom="0cm"/>
    </style:style>
    <style:style style:name="P37" style:family="paragraph" style:parent-style-name="Text_20_body">
      <style:paragraph-properties fo:margin-top="0cm" fo:margin-bottom="0cm"/>
      <style:text-properties fo:background-color="#ffff00"/>
    </style:style>
    <style:style style:name="P38" style:family="paragraph" style:parent-style-name="Text_20_body" style:list-style-name="L7">
      <style:paragraph-properties fo:margin-top="0cm" fo:margin-bottom="0cm"/>
      <style:text-properties fo:background-color="#ffff00"/>
    </style:style>
    <style:style style:name="P39" style:family="paragraph" style:parent-style-name="Text_20_body" style:list-style-name="L9">
      <style:paragraph-properties fo:margin-top="0cm" fo:margin-bottom="0cm"/>
      <style:text-properties fo:background-color="#ffff00"/>
    </style:style>
    <style:style style:name="P40" style:family="paragraph" style:parent-style-name="Text_20_body" style:list-style-name="L13">
      <style:paragraph-properties fo:margin-top="0cm" fo:margin-bottom="0cm"/>
      <style:text-properties fo:background-color="#ffff00"/>
    </style:style>
    <style:style style:name="P41" style:family="paragraph" style:parent-style-name="Text_20_body" style:list-style-name="L17">
      <style:paragraph-properties fo:margin-top="0cm" fo:margin-bottom="0cm"/>
      <style:text-properties fo:background-color="#ffff00"/>
    </style:style>
    <style:style style:name="P42" style:family="paragraph" style:parent-style-name="Text_20_body" style:list-style-name="L19">
      <style:paragraph-properties fo:margin-top="0cm" fo:margin-bottom="0cm"/>
      <style:text-properties fo:background-color="#ffff00"/>
    </style:style>
    <style:style style:name="P43" style:family="paragraph" style:parent-style-name="Text_20_body" style:list-style-name="L22">
      <style:paragraph-properties fo:margin-top="0cm" fo:margin-bottom="0cm"/>
      <style:text-properties fo:background-color="#ffff00"/>
    </style:style>
    <style:style style:name="P44" style:family="paragraph" style:parent-style-name="Text_20_body" style:list-style-name="L7">
      <style:paragraph-properties fo:margin-top="0cm" fo:margin-bottom="0cm"/>
    </style:style>
    <style:style style:name="P45" style:family="paragraph" style:parent-style-name="Text_20_body" style:list-style-name="L8">
      <style:paragraph-properties fo:margin-top="0cm" fo:margin-bottom="0cm"/>
    </style:style>
    <style:style style:name="P46" style:family="paragraph" style:parent-style-name="Text_20_body" style:list-style-name="L9">
      <style:paragraph-properties fo:margin-top="0cm" fo:margin-bottom="0cm"/>
    </style:style>
    <style:style style:name="P47" style:family="paragraph" style:parent-style-name="Text_20_body" style:list-style-name="L10">
      <style:paragraph-properties fo:margin-top="0cm" fo:margin-bottom="0cm"/>
    </style:style>
    <style:style style:name="P48" style:family="paragraph" style:parent-style-name="Text_20_body" style:list-style-name="L11">
      <style:paragraph-properties fo:margin-top="0cm" fo:margin-bottom="0cm"/>
    </style:style>
    <style:style style:name="P49" style:family="paragraph" style:parent-style-name="Text_20_body" style:list-style-name="L12">
      <style:paragraph-properties fo:margin-top="0cm" fo:margin-bottom="0cm"/>
    </style:style>
    <style:style style:name="P50" style:family="paragraph" style:parent-style-name="Text_20_body" style:list-style-name="L13">
      <style:paragraph-properties fo:margin-top="0cm" fo:margin-bottom="0cm"/>
    </style:style>
    <style:style style:name="P51" style:family="paragraph" style:parent-style-name="Text_20_body" style:list-style-name="L14">
      <style:paragraph-properties fo:margin-top="0cm" fo:margin-bottom="0cm"/>
    </style:style>
    <style:style style:name="P52" style:family="paragraph" style:parent-style-name="Text_20_body" style:list-style-name="L15">
      <style:paragraph-properties fo:margin-top="0cm" fo:margin-bottom="0cm"/>
    </style:style>
    <style:style style:name="P53" style:family="paragraph" style:parent-style-name="Text_20_body" style:list-style-name="L16">
      <style:paragraph-properties fo:margin-top="0cm" fo:margin-bottom="0cm"/>
    </style:style>
    <style:style style:name="P54" style:family="paragraph" style:parent-style-name="Text_20_body" style:list-style-name="L17">
      <style:paragraph-properties fo:margin-top="0cm" fo:margin-bottom="0cm"/>
    </style:style>
    <style:style style:name="P55" style:family="paragraph" style:parent-style-name="Text_20_body" style:list-style-name="L18">
      <style:paragraph-properties fo:margin-top="0cm" fo:margin-bottom="0cm"/>
    </style:style>
    <style:style style:name="P56" style:family="paragraph" style:parent-style-name="Text_20_body" style:list-style-name="L19">
      <style:paragraph-properties fo:margin-top="0cm" fo:margin-bottom="0cm"/>
    </style:style>
    <style:style style:name="P57" style:family="paragraph" style:parent-style-name="Text_20_body" style:list-style-name="L20">
      <style:paragraph-properties fo:margin-top="0cm" fo:margin-bottom="0cm"/>
    </style:style>
    <style:style style:name="P58" style:family="paragraph" style:parent-style-name="Text_20_body" style:list-style-name="L21">
      <style:paragraph-properties fo:margin-top="0cm" fo:margin-bottom="0cm"/>
    </style:style>
    <style:style style:name="P59" style:family="paragraph" style:parent-style-name="Text_20_body" style:list-style-name="L22">
      <style:paragraph-properties fo:margin-top="0cm" fo:margin-bottom="0cm"/>
    </style:style>
    <style:style style:name="P60" style:family="paragraph" style:parent-style-name="Text_20_body" style:list-style-name="L23">
      <style:paragraph-properties fo:margin-top="0cm" fo:margin-bottom="0cm"/>
    </style:style>
    <style:style style:name="P61" style:family="paragraph" style:parent-style-name="Text_20_body" style:list-style-name="L10">
      <style:paragraph-properties fo:padding="0.074cm" fo:border-left="none" fo:border-right="none" fo:border-top="none" fo:border-bottom="0.002cm solid #000000" style:join-border="false"/>
    </style:style>
    <style:style style:name="P62" style:family="paragraph" style:parent-style-name="Table_20_Contents" style:list-style-name="L24"/>
    <style:style style:name="P63" style:family="paragraph" style:parent-style-name="Table_20_Contents" style:list-style-name="L25"/>
    <style:style style:name="P64" style:family="paragraph" style:parent-style-name="Table_20_Contents" style:list-style-name="L26"/>
    <style:style style:name="P65" style:family="paragraph" style:parent-style-name="Table_20_Contents" style:list-style-name="L27"/>
    <style:style style:name="P66" style:family="paragraph" style:parent-style-name="Table_20_Contents" style:list-style-name="L28"/>
    <style:style style:name="P67" style:family="paragraph" style:parent-style-name="Table_20_Contents" style:list-style-name="L29"/>
    <style:style style:name="P68" style:family="paragraph" style:parent-style-name="Table_20_Contents" style:list-style-name="L30"/>
    <style:style style:name="P69" style:family="paragraph" style:parent-style-name="Table_20_Contents" style:list-style-name="L31"/>
    <style:style style:name="P70" style:family="paragraph" style:parent-style-name="Table_20_Contents" style:list-style-name="L32"/>
    <style:style style:name="P71" style:family="paragraph" style:parent-style-name="Table_20_Contents" style:list-style-name="L33"/>
    <style:style style:name="P72" style:family="paragraph" style:parent-style-name="Table_20_Contents" style:list-style-name="L34"/>
    <style:style style:name="P73" style:family="paragraph" style:parent-style-name="Table_20_Contents" style:list-style-name="L35"/>
    <style:style style:name="P74" style:family="paragraph" style:parent-style-name="Table_20_Contents" style:list-style-name="L36"/>
    <style:style style:name="P75" style:family="paragraph" style:parent-style-name="Table_20_Contents" style:list-style-name="L37"/>
    <style:style style:name="P76" style:family="paragraph" style:parent-style-name="Table_20_Contents" style:list-style-name="L38"/>
    <style:style style:name="P77" style:family="paragraph" style:parent-style-name="Table_20_Contents" style:list-style-name="L39"/>
    <style:style style:name="P78" style:family="paragraph" style:parent-style-name="Table_20_Contents" style:list-style-name="L40"/>
    <style:style style:name="P79" style:family="paragraph" style:parent-style-name="Table_20_Contents" style:list-style-name="L41"/>
    <style:style style:name="P80" style:family="paragraph" style:parent-style-name="Table_20_Contents" style:list-style-name="L42"/>
    <style:style style:name="P81" style:family="paragraph" style:parent-style-name="Table_20_Contents" style:list-style-name="L43"/>
    <style:style style:name="P82" style:family="paragraph" style:parent-style-name="Table_20_Contents" style:list-style-name="L44"/>
    <style:style style:name="P83" style:family="paragraph" style:parent-style-name="Table_20_Contents" style:list-style-name="L24">
      <style:paragraph-properties fo:margin-top="0cm" fo:margin-bottom="0.499cm"/>
    </style:style>
    <style:style style:name="P84" style:family="paragraph" style:parent-style-name="Table_20_Contents" style:list-style-name="L25">
      <style:paragraph-properties fo:margin-top="0cm" fo:margin-bottom="0.499cm"/>
    </style:style>
    <style:style style:name="P85" style:family="paragraph" style:parent-style-name="Table_20_Contents" style:list-style-name="L26">
      <style:paragraph-properties fo:margin-top="0cm" fo:margin-bottom="0.499cm"/>
    </style:style>
    <style:style style:name="P86" style:family="paragraph" style:parent-style-name="Table_20_Contents" style:list-style-name="L27">
      <style:paragraph-properties fo:margin-top="0cm" fo:margin-bottom="0.499cm"/>
    </style:style>
    <style:style style:name="P87" style:family="paragraph" style:parent-style-name="Table_20_Contents" style:list-style-name="L28">
      <style:paragraph-properties fo:margin-top="0cm" fo:margin-bottom="0.499cm"/>
    </style:style>
    <style:style style:name="P88" style:family="paragraph" style:parent-style-name="Table_20_Contents" style:list-style-name="L29">
      <style:paragraph-properties fo:margin-top="0cm" fo:margin-bottom="0.499cm"/>
    </style:style>
    <style:style style:name="P89" style:family="paragraph" style:parent-style-name="Table_20_Contents" style:list-style-name="L30">
      <style:paragraph-properties fo:margin-top="0cm" fo:margin-bottom="0.499cm"/>
    </style:style>
    <style:style style:name="P90" style:family="paragraph" style:parent-style-name="Table_20_Contents" style:list-style-name="L31">
      <style:paragraph-properties fo:margin-top="0cm" fo:margin-bottom="0.499cm"/>
    </style:style>
    <style:style style:name="P91" style:family="paragraph" style:parent-style-name="Table_20_Contents" style:list-style-name="L32">
      <style:paragraph-properties fo:margin-top="0cm" fo:margin-bottom="0.499cm"/>
    </style:style>
    <style:style style:name="P92" style:family="paragraph" style:parent-style-name="Table_20_Contents" style:list-style-name="L33">
      <style:paragraph-properties fo:margin-top="0cm" fo:margin-bottom="0.499cm"/>
    </style:style>
    <style:style style:name="P93" style:family="paragraph" style:parent-style-name="Table_20_Contents" style:list-style-name="L34">
      <style:paragraph-properties fo:margin-top="0cm" fo:margin-bottom="0.499cm"/>
    </style:style>
    <style:style style:name="P94" style:family="paragraph" style:parent-style-name="Table_20_Contents" style:list-style-name="L35">
      <style:paragraph-properties fo:margin-top="0cm" fo:margin-bottom="0.499cm"/>
    </style:style>
    <style:style style:name="P95" style:family="paragraph" style:parent-style-name="Table_20_Contents" style:list-style-name="L36">
      <style:paragraph-properties fo:margin-top="0cm" fo:margin-bottom="0.499cm"/>
    </style:style>
    <style:style style:name="P96" style:family="paragraph" style:parent-style-name="Table_20_Contents" style:list-style-name="L37">
      <style:paragraph-properties fo:margin-top="0cm" fo:margin-bottom="0.499cm"/>
    </style:style>
    <style:style style:name="P97" style:family="paragraph" style:parent-style-name="Table_20_Contents" style:list-style-name="L38">
      <style:paragraph-properties fo:margin-top="0cm" fo:margin-bottom="0.499cm"/>
    </style:style>
    <style:style style:name="P98" style:family="paragraph" style:parent-style-name="Table_20_Contents" style:list-style-name="L39">
      <style:paragraph-properties fo:margin-top="0cm" fo:margin-bottom="0.499cm"/>
    </style:style>
    <style:style style:name="P99" style:family="paragraph" style:parent-style-name="Table_20_Contents" style:list-style-name="L40">
      <style:paragraph-properties fo:margin-top="0cm" fo:margin-bottom="0.499cm"/>
    </style:style>
    <style:style style:name="P100" style:family="paragraph" style:parent-style-name="Table_20_Contents" style:list-style-name="L41">
      <style:paragraph-properties fo:margin-top="0cm" fo:margin-bottom="0.499cm"/>
    </style:style>
    <style:style style:name="P101" style:family="paragraph" style:parent-style-name="Table_20_Contents" style:list-style-name="L42">
      <style:paragraph-properties fo:margin-top="0cm" fo:margin-bottom="0.499cm"/>
    </style:style>
    <style:style style:name="P102" style:family="paragraph" style:parent-style-name="Table_20_Contents" style:list-style-name="L43">
      <style:paragraph-properties fo:margin-top="0cm" fo:margin-bottom="0.499cm"/>
    </style:style>
    <style:style style:name="P103" style:family="paragraph" style:parent-style-name="Table_20_Contents" style:list-style-name="L44">
      <style:paragraph-properties fo:margin-top="0cm" fo:margin-bottom="0.499cm"/>
    </style:style>
    <style:style style:name="P10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background-color="#ffff00"/>
    </style:style>
    <style:style style:name="T3" style:family="text">
      <style:text-properties fo:background-color="transparent"/>
    </style:style>
    <style:style style:name="T4"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text:h>
      <text:p text:style-name="Text_20_body">To determine whether a string is a palindrome, the third algorithm we explored was:</text:p>
      <text:list xml:id="list4030601245351396389" text:style-name="L1">
        <text:list-item>
          <text:p text:style-name="P31">Compare the first character to the last character, the second to the second last, and so on. </text:p>
        </text:list-item>
        <text:list-item>
          <text:p text:style-name="P10">Stop when the middle of the string is reached. (That means that the middle character is not compared with anything.) </text:p>
        </text:list-item>
      </text:list>
      <text:p text:style-name="Text_20_body">We implemented this algorithm using a <text:span text:style-name="Source_20_Text">while</text:span> loop, but we could have used a <text:span text:style-name="Source_20_Text">for</text:span> loop. The Python code is posted on the Lecture Videos webpage, but here is the function header:</text:p>
      <text:p text:style-name="Preformatted_20_Text">def is_palindrome_v3(s): <text:s text:c="4"/></text:p>
      <text:p text:style-name="Preformatted_20_Text"><text:s text:c="4"/>""" (str) -&gt; bool</text:p>
      <text:p text:style-name="Preformatted_20_Text"/>
      <text:p text:style-name="Preformatted_20_Text"><text:s text:c="4"/>Return True if and only if s is a palindrome.</text:p>
      <text:p text:style-name="Preformatted_20_Text"/>
      <text:p text:style-name="Preformatted_20_Text"><text:s text:c="4"/>&gt;&gt;&gt; is_palindrome_v3('noon')</text:p>
      <text:p text:style-name="Preformatted_20_Text"><text:s text:c="4"/>True</text:p>
      <text:p text:style-name="Preformatted_20_Text"><text:s text:c="4"/>&gt;&gt;&gt; is_palindrome_v3('racecar')</text:p>
      <text:p text:style-name="Preformatted_20_Text"><text:s text:c="4"/>True</text:p>
      <text:p text:style-name="Preformatted_20_Text"><text:s text:c="4"/>&gt;&gt;&gt; is_palindrome_v3('dented')</text:p>
      <text:p text:style-name="Preformatted_20_Text"><text:s text:c="4"/>False</text:p>
      <text:p text:style-name="P5"><text:s text:c="4"/>"""</text:p>
      <text:p text:style-name="Text_20_body">The function bodies below all use <text:span text:style-name="Source_20_Text">for</text:span> loops to try to solve the palindrome problem. Select the one(s) that correctly implement the algorithm. </text:p>
      <text:p text:style-name="Text_20_body">Hint: try tracing the code on a list of length 1, and then on a list of length 2. </text:p>
      <text:p text:style-name="Preformatted_20_Text"><text:s text:c="4"/><text:span text:style-name="T2">for i in range(len(s) // 2):</text:span></text:p>
      <text:p text:style-name="Preformatted_20_Text"><text:s text:c="8"/>if s[i] != s[len(s) - i - 1]:</text:p>
      <text:p text:style-name="Preformatted_20_Text"><text:s text:c="12"/>return False</text:p>
      <text:p text:style-name="Preformatted_20_Text"/>
      <text:p text:style-name="P5"><text:s text:c="4"/>return True</text:p>
      <text:p text:style-name="P5">---------------</text:p>
      <text:p text:style-name="Preformatted_20_Text"><text:s text:c="3"/><text:span text:style-name="T2"><text:s/>j = len(s) - 1</text:span></text:p>
      <text:p text:style-name="Preformatted_20_Text"><text:s text:c="4"/>for i in range(len(s) // 2):</text:p>
      <text:p text:style-name="Preformatted_20_Text"><text:s text:c="8"/>if s[i] != s[j - i]:</text:p>
      <text:p text:style-name="Preformatted_20_Text"><text:s text:c="12"/>return False</text:p>
      <text:p text:style-name="Preformatted_20_Text"/>
      <text:p text:style-name="P5"><text:s text:c="4"/>return True</text:p>
      <text:p text:style-name="P5">--------------------</text:p>
      <text:p text:style-name="Preformatted_20_Text"><text:s text:c="4"/>for i in range(len(s) // 2 + 1):<office:annotation><dc:creator>Unknown Author</dc:creator><dc:date>2013-03-25T12:50:35.92</dc:date><text:p text:style-name="P104"><text:span text:style-name="T4">This code correctly identifies palindromes, but it compares the middle character and so it doesn't match the algorithm.</text:span></text:p></office:annotation></text:p>
      <text:p text:style-name="Preformatted_20_Text"><text:s text:c="8"/>if s[i] != s[len(s) - i - 1]:</text:p>
      <text:p text:style-name="Preformatted_20_Text"><text:s text:c="12"/>return False</text:p>
      <text:p text:style-name="Preformatted_20_Text"/>
      <text:p text:style-name="P5"><text:s text:c="4"/>return True</text:p>
      <text:p text:style-name="P5">--------------------</text:p>
      <text:p text:style-name="Preformatted_20_Text"><text:s text:c="4"/><text:span text:style-name="T3">for i in range(len(s) // 2):</text:span><text:span text:style-name="T3"><office:annotation><dc:creator>Unknown Author</dc:creator><dc:date>2013-03-25T12:55:05.92</dc:date><text:p text:style-name="P104"><text:span text:style-name="T4">What happens if s refers to 'aa'? [you get an index error b/c Python is looking for s[2] to compare to s[0], and there is no s[2]] – In the loop, what value does i have on the first iteration? [0] What does len(s) - i evaluate to? [2] What happens when Python tries to look at that index in s? [index error]</text:span></text:p></office:annotation></text:span></text:p>
      <text:p text:style-name="Preformatted_20_Text"><text:s text:c="8"/>if s[i] != s[len(s) - i]:</text:p>
      <text:p text:style-name="Preformatted_20_Text"><text:s text:c="12"/>return False</text:p>
      <text:p text:style-name="Preformatted_20_Text"/>
      <text:p text:style-name="P5"><text:s text:c="4"/>return True </text:p>
      <text:p text:style-name="P5">----------------------</text:p>
      <text:h text:style-name="Heading_20_3" text:outline-level="3"><text:soft-page-break/>Question 2</text:h>
      <text:p text:style-name="Text_20_body">A string <text:span text:style-name="Source_20_Text">s1</text:span> is an <text:span text:style-name="Emphasis">anagram</text:span> of string <text:span text:style-name="Source_20_Text">s2</text:span> if its letters can be rearranged to form <text:span text:style-name="Source_20_Text">s2</text:span>. For example, <text:span text:style-name="Source_20_Text">"listen"</text:span> is an anagram of <text:span text:style-name="Source_20_Text">"silent"</text:span>, and <text:span text:style-name="Source_20_Text">"admirer"</text:span> is an anagram of <text:span text:style-name="Source_20_Text">"married"</text:span>.<text:line-break/><text:line-break/>Consider this code: </text:p>
      <text:p text:style-name="Preformatted_20_Text">def is_anagram(s1, s2):</text:p>
      <text:p text:style-name="Preformatted_20_Text"><text:s text:c="4"/>""" (str, str) -&gt; bool</text:p>
      <text:p text:style-name="Preformatted_20_Text"/>
      <text:p text:style-name="Preformatted_20_Text"><text:s text:c="4"/>Return True iff s1 is an anagram of s2.</text:p>
      <text:p text:style-name="Preformatted_20_Text"/>
      <text:p text:style-name="Preformatted_20_Text"><text:s text:c="4"/>&gt;&gt;&gt; is_anagram("silent", "listen")</text:p>
      <text:p text:style-name="Preformatted_20_Text"><text:s text:c="4"/>True</text:p>
      <text:p text:style-name="Preformatted_20_Text"><text:s text:c="4"/>&gt;&gt;&gt; is_anagram("bear", "breach")</text:p>
      <text:p text:style-name="Preformatted_20_Text"><text:s text:c="4"/>False</text:p>
      <text:p text:style-name="P5"><text:s text:c="4"/>"""</text:p>
      <text:p text:style-name="Text_20_body">Select the algorithm(s) that can be used to implement <text:span text:style-name="Source_20_Text">is_anagram</text:span>.</text:p>
      <text:list xml:id="list5334990032813961350" text:style-name="L2">
        <text:list-item>
          <text:p text:style-name="P32">Create a list of the characters in <text:span text:style-name="Source_20_Text">s1</text:span><text:span text:style-name="Source_20_Text"><office:annotation><dc:creator>Unknown Author</dc:creator><dc:date>2013-03-25T12:52:30.94</dc:date><text:p text:style-name="P104"><text:span text:style-name="T4">What happens if s1 refers to 'ab' and s2 refers to 'a'? – this method fails to see that there may be characters in s1 that do not appear in s2 – s2 will be emptied in this example, but not because s1 and s2 are anagrams</text:span></text:p></office:annotation></text:span>. </text:p>
        </text:list-item>
        <text:list-item>
          <text:p text:style-name="P32">Create a list of the characters in <text:span text:style-name="Source_20_Text">s2</text:span>. </text:p>
        </text:list-item>
        <text:list-item>
          <text:p text:style-name="P32">For each item in the list of characters from <text:span text:style-name="Source_20_Text">s1</text:span>, remove one occurrence of that item from the list of characters from <text:span text:style-name="Source_20_Text">s2</text:span> (if it exists). </text:p>
        </text:list-item>
      </text:list>
      <text:p text:style-name="Text_20_body"><text:tab/>If the list of characters from <text:span text:style-name="Source_20_Text">s2</text:span> becomes empty, <text:span text:style-name="Source_20_Text">s1</text:span> is an anagram of <text:span text:style-name="Source_20_Text">s2</text:span>.</text:p>
      <text:p text:style-name="Text_20_body">----------------------------------- </text:p>
      <text:list xml:id="list8403611220246392726" text:style-name="L3">
        <text:list-item>
          <text:p text:style-name="P33"><text:span text:style-name="T2">Create a dictionary </text:span><text:span text:style-name="Source_20_Text"><text:span text:style-name="T2">d1</text:span></text:span><text:span text:style-name="T2"> in </text:span>which each key is a letter from <text:span text:style-name="Source_20_Text">s1</text:span> and each value is the number of occurrences of that letter in <text:span text:style-name="Source_20_Text">s1</text:span>. </text:p>
        </text:list-item>
        <text:list-item>
          <text:p text:style-name="P33">Create a dictionary <text:span text:style-name="Source_20_Text">d2</text:span> in which each key is a letter from <text:span text:style-name="Source_20_Text">s2</text:span> and each value is the number of occurrences of that letter in <text:span text:style-name="Source_20_Text">s2</text:span>. </text:p>
        </text:list-item>
        <text:list-item>
          <text:p text:style-name="P11">If <text:span text:style-name="Source_20_Text">d1 == d2</text:span>, then <text:span text:style-name="Source_20_Text">s1</text:span> is an anagram of <text:span text:style-name="Source_20_Text">s2</text:span>. </text:p>
        </text:list-item>
      </text:list>
      <text:p text:style-name="Text_20_body">-------------------------------------</text:p>
      <text:list xml:id="list7197252707246020382" text:style-name="L4">
        <text:list-item>
          <text:p text:style-name="P34">For each letter in <text:span text:style-name="Source_20_Text">s1</text:span>, count the number of occurrences of it in <text:span text:style-name="Source_20_Text">s1</text:span>. </text:p>
        </text:list-item>
        <text:list-item>
          <text:p text:style-name="P34">For each letter in <text:span text:style-name="Source_20_Text">s1</text:span>, count the number of occurrences of it in <text:span text:style-name="Source_20_Text">s2</text:span>. </text:p>
        </text:list-item>
        <text:list-item>
          <text:p text:style-name="P12">If the number of occurrences in <text:span text:style-name="Source_20_Text">s1</text:span> and <text:span text:style-name="Source_20_Text">s2</text:span> are equal, <text:span text:style-name="Source_20_Text">s1</text:span> is an anagram of <text:span text:style-name="Source_20_Text">s2</text:span>. <office:annotation><dc:creator>Unknown Author</dc:creator><dc:date>2013-03-25T12:53:25.94</dc:date><text:p text:style-name="P104"><text:span text:style-name="T4">What happens if s1 refers to 'ab' and s2 refers to 'a'? This method fails to see that there may be letters in s2 that do not occur in s1 – there needs to be a step evaluating whether each character in s2 occurs an equal number of times in s1 (e.g., step 1 could be 'for each letter in </text:span><text:span text:style-name="T6">s2</text:span><text:span text:style-name="T4">, count the occurrences of it in s1'</text:span></text:p></office:annotation></text:p>
        </text:list-item>
      </text:list>
      <text:p text:style-name="Text_20_body">-------------------------------</text:p>
      <text:list xml:id="list1560058265112654671" text:style-name="L5">
        <text:list-item>
          <text:p text:style-name="P35"><text:span text:style-name="T2">Create a list </text:span><text:span text:style-name="Source_20_Text"><text:span text:style-name="T2">L1</text:span></text:span><text:span text:style-name="T2"> of the char</text:span>acters in <text:span text:style-name="Source_20_Text">s1</text:span>. </text:p>
        </text:list-item>
        <text:list-item>
          <text:p text:style-name="P35">Create a list <text:span text:style-name="Source_20_Text">L2</text:span> of the characters in <text:span text:style-name="Source_20_Text">s2</text:span>. </text:p>
        </text:list-item>
        <text:list-item>
          <text:p text:style-name="P35">Sort both lists. </text:p>
        </text:list-item>
        <text:list-item>
          <text:p text:style-name="P13">If <text:span text:style-name="Source_20_Text">L1 == L2</text:span>, <text:span text:style-name="Source_20_Text">s1</text:span> is an anagram of <text:span text:style-name="Source_20_Text">s2</text:span>. </text:p>
        </text:list-item>
      </text:list>
      <text:h text:style-name="Heading_20_3" text:outline-level="3">Question 3</text:h>
      <text:p text:style-name="Text_20_body">Consider this code: </text:p>
      <text:p text:style-name="Preformatted_20_Text">def count_startswith(L, ch):</text:p>
      <text:p text:style-name="Preformatted_20_Text"><text:s text:c="4"/>""" (list of str, str) -&gt; int</text:p>
      <text:p text:style-name="Preformatted_20_Text"/>
      <text:p text:style-name="Preformatted_20_Text"><text:s text:c="4"/>Precondition: the length of each item in L is &gt;= 1, and len(ch) == 1</text:p>
      <text:p text:style-name="Preformatted_20_Text"/>
      <text:p text:style-name="Preformatted_20_Text"><text:s text:c="4"/>Return the number of strings in L that begin with ch.</text:p>
      <text:p text:style-name="Preformatted_20_Text"/>
      <text:p text:style-name="Preformatted_20_Text"><text:s text:c="4"/>&gt;&gt;&gt; count_startswith(['rumba', 'salsa', 'samba'], 's')</text:p>
      <text:p text:style-name="Preformatted_20_Text"><text:s text:c="4"/>2</text:p>
      <text:p text:style-name="Preformatted_20_Text"><text:soft-page-break/><text:s text:c="4"/>"""</text:p>
      <text:p text:style-name="Preformatted_20_Text"/>
      <text:p text:style-name="Preformatted_20_Text"><text:s text:c="4"/>ch_strings = []</text:p>
      <text:p text:style-name="Preformatted_20_Text"/>
      <text:p text:style-name="Preformatted_20_Text"><text:s text:c="4"/>for item in L:</text:p>
      <text:p text:style-name="Preformatted_20_Text"><text:s text:c="8"/>if item[0] == ch:</text:p>
      <text:p text:style-name="Preformatted_20_Text"><text:s text:c="12"/>ch_strings.append(item)</text:p>
      <text:p text:style-name="Preformatted_20_Text"/>
      <text:p text:style-name="P5"><text:s text:c="4"/>return len(ch_strings)</text:p>
      <text:p text:style-name="Text_20_body">Select the algorithm that <text:span text:style-name="Emphasis">best</text:span> describes the approach taken in the function defined above.</text:p>
      <text:list xml:id="list42564843819403416" text:style-name="L6">
        <text:list-item>
          <text:p text:style-name="P36">Use an integer accumulator. <office:annotation><dc:creator>Unknown Author</dc:creator><dc:date>2013-03-25T21:43:29.77</dc:date><text:p text:style-name="P105"><text:span text:style-name="T5">Not using an intger accumulator – this method would keep an accurate count, but it's not the method described in the algorithm</text:span></text:p></office:annotation></text:p>
        </text:list-item>
        <text:list-item>
          <text:p text:style-name="P36">For each item in <text:span text:style-name="Source_20_Text">L</text:span>, if the item begins with <text:span text:style-name="Source_20_Text">ch</text:span>, add 1 to the accumulator. </text:p>
        </text:list-item>
        <text:list-item>
          <text:p text:style-name="P14">Return the accumulator. </text:p>
        </text:list-item>
      </text:list>
      <text:list xml:id="list6362242999272934442" text:style-name="L7">
        <text:list-item>
          <text:p text:style-name="P38">Use a list accumulator. </text:p>
        </text:list-item>
        <text:list-item>
          <text:p text:style-name="P44"><text:span text:style-name="T2">For each item in </text:span><text:span text:style-name="Source_20_Text"><text:span text:style-name="T2">L</text:span></text:span><text:span text:style-name="T2">, if the item begins with </text:span><text:span text:style-name="Source_20_Text"><text:span text:style-name="T2">ch</text:span></text:span><text:span text:style-name="T2">, add it to the accumulator. </text:span></text:p>
        </text:list-item>
        <text:list-item>
          <text:p text:style-name="P15">Return the length of the accumulator. </text:p>
        </text:list-item>
      </text:list>
      <text:list xml:id="list8811284988227728101" text:style-name="L8">
        <text:list-item>
          <text:p text:style-name="P45">Create a new list that contains the same values as <text:span text:style-name="Source_20_Text">L</text:span>. <office:annotation><dc:creator>Unknown Author</dc:creator><dc:date>2013-03-25T21:43:49.41</dc:date><text:p text:style-name="P105"><text:span text:style-name="T5">Not creating a duplicate list of L – this method would work, but it is not the one described in the algorithm</text:span></text:p></office:annotation></text:p>
        </text:list-item>
        <text:list-item>
          <text:p text:style-name="P45">For each item in <text:span text:style-name="Source_20_Text">L</text:span>, if the item <text:span text:style-name="Emphasis">does not</text:span> begin with <text:span text:style-name="Source_20_Text">ch</text:span>, remove it from the new list. </text:p>
        </text:list-item>
        <text:list-item>
          <text:p text:style-name="P16">Return the length of the new list. </text:p>
        </text:list-item>
      </text:list>
      <text:h text:style-name="Heading_20_3" text:outline-level="3">Question 4</text:h>
      <text:p text:style-name="Text_20_body">Consider this function header: </text:p>
      <text:p text:style-name="Preformatted_20_Text">def count_startswith(L, ch):</text:p>
      <text:p text:style-name="Preformatted_20_Text"><text:s text:c="4"/>""" (list of str, str) -&gt; int</text:p>
      <text:p text:style-name="Preformatted_20_Text"/>
      <text:p text:style-name="Preformatted_20_Text"><text:s text:c="4"/>Precondition: the length of each item in L is &gt;= 1, and len(ch) == 1</text:p>
      <text:p text:style-name="Preformatted_20_Text"/>
      <text:p text:style-name="Preformatted_20_Text"><text:s text:c="4"/>Return the number of strings in L that begin with ch.</text:p>
      <text:p text:style-name="Preformatted_20_Text"/>
      <text:p text:style-name="Preformatted_20_Text"><text:s text:c="4"/>&gt;&gt;&gt; count_startswith(['rumba', 'salsa', 'samba'], 's')</text:p>
      <text:p text:style-name="Preformatted_20_Text"><text:s text:c="4"/>2</text:p>
      <text:p text:style-name="P5"><text:s text:c="4"/>"""</text:p>
      <text:p text:style-name="Text_20_body">Select the code fragment(s) that correctly implement the function according to the header above.</text:p>
      <text:p text:style-name="Preformatted_20_Text"><text:s text:c="3"/><text:span text:style-name="T2"><text:s/>startswith = L[:]</text:span></text:p>
      <text:p text:style-name="Preformatted_20_Text"/>
      <text:p text:style-name="Preformatted_20_Text"><text:s text:c="4"/>for item in L:</text:p>
      <text:p text:style-name="Preformatted_20_Text"><text:s text:c="8"/>if not item.startswith(ch):</text:p>
      <text:p text:style-name="Preformatted_20_Text"><text:s text:c="12"/>startswith.remove(item)</text:p>
      <text:p text:style-name="Preformatted_20_Text"/>
      <text:p text:style-name="P5"><text:s text:c="4"/>return len(startswith)</text:p>
      <text:p text:style-name="P5">888888888888888</text:p>
      <text:p text:style-name="Preformatted_20_Text"><text:s text:c="4"/>count = 0</text:p>
      <text:p text:style-name="Preformatted_20_Text"/>
      <text:p text:style-name="Preformatted_20_Text"><text:s text:c="4"/>for item in L:</text:p>
      <text:p text:style-name="Preformatted_20_Text"><text:s text:c="8"/>if item.startswith(ch):<office:annotation><dc:creator>Unknown Author</dc:creator><dc:date>2013-03-25T12:16:41.95</dc:date><text:p text:style-name="P104"><text:span text:style-name="T4">Unless the first list item starts with ch, this will return 0 – even if the first item does start with ch, this count will never get higher than 1 b/c of the return statement</text:span></text:p></office:annotation></text:p>
      <text:p text:style-name="Preformatted_20_Text"><text:s text:c="12"/>count = count + 1</text:p>
      <text:p text:style-name="Preformatted_20_Text"><text:s text:c="12"/>return count</text:p>
      <text:p text:style-name="Preformatted_20_Text"><text:s text:c="8"/>else:</text:p>
      <text:p text:style-name="P5"><text:s text:c="12"/>return count</text:p>
      <text:p text:style-name="P5">8888888888888888</text:p>
      <text:p text:style-name="Preformatted_20_Text"><text:soft-page-break/><text:s text:c="4"/><text:span text:style-name="T2">startswith = []</text:span></text:p>
      <text:p text:style-name="Preformatted_20_Text"/>
      <text:p text:style-name="Preformatted_20_Text"><text:s text:c="4"/>for item in L:</text:p>
      <text:p text:style-name="Preformatted_20_Text"><text:s text:c="8"/>if item.startswith(ch):</text:p>
      <text:p text:style-name="Preformatted_20_Text"><text:s text:c="12"/>startswith.append(item)</text:p>
      <text:p text:style-name="Preformatted_20_Text"/>
      <text:p text:style-name="P5"><text:s text:c="4"/>return len(startswith)</text:p>
      <text:p text:style-name="P5">888888888888888888888888888888</text:p>
      <text:p text:style-name="P5"><text:s/>startswith = L[:]</text:p>
      <text:p text:style-name="Preformatted_20_Text"/>
      <text:p text:style-name="Preformatted_20_Text"><text:s text:c="4"/>for item in L:</text:p>
      <text:p text:style-name="Preformatted_20_Text"><text:s text:c="8"/>if item.startswith(ch):</text:p>
      <text:p text:style-name="Preformatted_20_Text"><text:s text:c="12"/>startswith.remove(item)<office:annotation><dc:creator>Unknown Author</dc:creator><dc:date>2013-03-25T12:19:21.95</dc:date><text:p text:style-name="P104"><text:span text:style-name="T4">This returns the number of items that DON'T start with ch</text:span></text:p></office:annotation></text:p>
      <text:p text:style-name="Preformatted_20_Text"/>
      <text:p text:style-name="P5"><text:s text:c="4"/>return len(startswith)</text:p>
      <text:p text:style-name="P5">88888888888888888888</text:p>
      <text:p text:style-name="P5">startswith = L[:]</text:p>
      <text:p text:style-name="Preformatted_20_Text"/>
      <text:p text:style-name="Preformatted_20_Text"><text:s text:c="4"/>for item in L:</text:p>
      <text:p text:style-name="Preformatted_20_Text"><text:s text:c="8"/>if not item.startswith(ch):</text:p>
      <text:p text:style-name="Preformatted_20_Text"><text:s text:c="12"/>startswith.remove(item)</text:p>
      <text:p text:style-name="Preformatted_20_Text"/>
      <text:p text:style-name="P5"><text:s text:c="4"/>return len(L)<office:annotation><dc:creator>Unknown Author</dc:creator><dc:date>2013-03-25T13:31:42.95</dc:date><text:p text:style-name="P104"><text:span text:style-name="T4">This returns length of original list --L is never modified, and so this will return the wrong value (except for the case where every string in L starts with ch</text:span></text:p></office:annotation></text:p>
      <text:h text:style-name="Heading_20_3" text:outline-level="3">Question 5</text:h>
      <text:p text:style-name="Text_20_body">Consider this code, in which <text:span text:style-name="Source_20_Text">s</text:span> refers to a string: </text:p>
      <text:p text:style-name="Preformatted_20_Text"><text:s text:c="4"/>digits = ""</text:p>
      <text:p text:style-name="Preformatted_20_Text"/>
      <text:p text:style-name="Preformatted_20_Text"><text:s text:c="4"/>for ch in s:</text:p>
      <text:p text:style-name="Preformatted_20_Text"><text:s text:c="8"/>if ch.isdigit():</text:p>
      <text:p text:style-name="P5"><text:s text:c="12"/>digits = digits + ch</text:p>
      <text:p text:style-name="Text_20_body">Select the code fragment(s) that will produce the same value for <text:span text:style-name="Source_20_Text">digits</text:span>.</text:p>
      <text:p text:style-name="Preformatted_20_Text"><text:s text:c="4"/>indices = []</text:p>
      <text:p text:style-name="Preformatted_20_Text"><text:s text:c="4"/>digits = ''</text:p>
      <text:p text:style-name="Preformatted_20_Text"/>
      <text:p text:style-name="Preformatted_20_Text"><text:s text:c="4"/><text:span text:style-name="T2">for i in range(len(s)):</text:span></text:p>
      <text:p text:style-name="P3"><text:s text:c="8"/>if s[i].isdigit():</text:p>
      <text:p text:style-name="P3"><text:s text:c="12"/>indices.append(i)</text:p>
      <text:p text:style-name="P3"/>
      <text:p text:style-name="P3"><text:s text:c="4"/>for index in indices:</text:p>
      <text:p text:style-name="P6"><text:s text:c="8"/>digits = digits + s[index]</text:p>
      <text:p text:style-name="P7">---------------------</text:p>
      <text:p text:style-name="Preformatted_20_Text"><text:s text:c="4"/><text:span text:style-name="T2">digits = ''</text:span></text:p>
      <text:p text:style-name="P3"/>
      <text:p text:style-name="P3"><text:s text:c="4"/>for ch in s:</text:p>
      <text:p text:style-name="P3"><text:s text:c="8"/>if ch in '0123456789':</text:p>
      <text:p text:style-name="P6"><text:s text:c="12"/>digits = digits + ch</text:p>
      <text:p text:style-name="P7"><text:soft-page-break/>-------------</text:p>
      <text:p text:style-name="P4"><text:s text:c="4"/>digits = ''</text:p>
      <text:p text:style-name="Preformatted_20_Text"/>
      <text:p text:style-name="Preformatted_20_Text"><text:s text:c="4"/>for ch in s:</text:p>
      <text:p text:style-name="Preformatted_20_Text"><text:s text:c="8"/>if ch == '0123456789':<office:annotation><dc:creator>Unknown Author</dc:creator><dc:date>2013-03-25T12:59:39.95</dc:date><text:p text:style-name="P104"><text:span text:style-name="T4">This compares ch to the string '0123456789' on every iteration.</text:span></text:p></office:annotation></text:p>
      <text:p text:style-name="P5"><text:s text:c="12"/>digits = digits + ch</text:p>
      <text:p text:style-name="P5">---------------------</text:p>
      <text:p text:style-name="Preformatted_20_Text"><text:s text:c="4"/><text:span text:style-name="T2">digits = ''</text:span></text:p>
      <text:p text:style-name="P3"/>
      <text:p text:style-name="P3"><text:s text:c="4"/>for i in range(len(s)):</text:p>
      <text:p text:style-name="P3"><text:s text:c="8"/>if s[i].isdigit():</text:p>
      <text:p text:style-name="P6"><text:s text:c="12"/>digits = digits + s[i]</text:p>
      <text:h text:style-name="Heading_20_3" text:outline-level="3">Question 6</text:h>
      <text:p text:style-name="Text_20_body">Consider this function header and docstring: </text:p>
      <text:p text:style-name="Preformatted_20_Text">def is_one_to_one(d):</text:p>
      <text:p text:style-name="Preformatted_20_Text"><text:s text:c="4"/>""" (dict) -&gt; bool</text:p>
      <text:p text:style-name="Preformatted_20_Text"/>
      <text:p text:style-name="Preformatted_20_Text"><text:s text:c="4"/>Return True iff no two of d's keys map to the same value.</text:p>
      <text:p text:style-name="Preformatted_20_Text"/>
      <text:p text:style-name="Preformatted_20_Text"><text:s text:c="4"/>&gt;&gt;&gt; is_one_to_one({'a': 1, 'b': 2, 'c': 3})</text:p>
      <text:p text:style-name="Preformatted_20_Text"><text:s text:c="4"/>True</text:p>
      <text:p text:style-name="Preformatted_20_Text"><text:s text:c="4"/>&gt;&gt;&gt; is_one_to_one({'a': 1, 'b': 2, 'c': 1})</text:p>
      <text:p text:style-name="Preformatted_20_Text"><text:s text:c="4"/>False</text:p>
      <text:p text:style-name="Preformatted_20_Text"><text:s text:c="4"/>&gt;&gt;&gt; is_one_to_one({})</text:p>
      <text:p text:style-name="Preformatted_20_Text"><text:s text:c="4"/>True</text:p>
      <text:p text:style-name="P5"><text:s text:c="4"/>"""</text:p>
      <text:p text:style-name="Text_20_body">Select the algorithm(s) that can be used to implement <text:span text:style-name="Source_20_Text">is_one_to_one</text:span>.</text:p>
      <text:list xml:id="list7991780211640986342" text:style-name="L9">
        <text:list-item>
          <text:p text:style-name="P39">Use a list accumulator to keep track of the values we've seen so far. </text:p>
        </text:list-item>
        <text:list-item>
          <text:p text:style-name="P46">For each key in <text:span text:style-name="Source_20_Text">d</text:span>, if the value associated with that key has already been seen, return <text:span text:style-name="Source_20_Text">False</text:span>. Otherwise, append it to the list of values that we've seen so far. </text:p>
        </text:list-item>
        <text:list-item>
          <text:p text:style-name="P17">Once all the keys have been processed, return <text:span text:style-name="Source_20_Text">True</text:span> because we didn't see a duplicate value.</text:p>
        </text:list-item>
      </text:list>
      <text:p text:style-name="Text_20_body">---------------------------------</text:p>
      <text:list xml:id="list1772725257210068096" text:style-name="L10">
        <text:list-item>
          <text:p text:style-name="P47"><text:span text:style-name="T2">Put all the values from </text:span><text:span text:style-name="Source_20_Text"><text:span text:style-name="T2">d</text:span></text:span><text:span text:style-name="T2"> into a list</text:span>. </text:p>
        </text:list-item>
        <text:list-item>
          <text:p text:style-name="P47">For each value in the list, count how many times it appears in the list. If a value appears more than once in the list, return <text:span text:style-name="Source_20_Text">False</text:span>. </text:p>
        </text:list-item>
        <text:list-item>
          <text:p text:style-name="P61">Once all the values in the list have been processed, return <text:span text:style-name="Source_20_Text">True</text:span> because we didn't see a duplicate value.</text:p>
        </text:list-item>
      </text:list>
      <text:p text:style-name="Text_20_body">-----------------------------------</text:p>
      <text:list xml:id="list2736419832846759856" text:style-name="L11">
        <text:list-item>
          <text:p text:style-name="P48"><text:span text:style-name="T2">Put all the values from </text:span><text:span text:style-name="Source_20_Text"><text:span text:style-name="T2">d</text:span></text:span><text:span text:style-name="T2"> into a list. </text:span></text:p>
        </text:list-item>
        <text:list-item>
          <text:p text:style-name="P48">Make a copy of that list. </text:p>
        </text:list-item>
        <text:list-item>
          <text:p text:style-name="P48">Remove all the duplicate items from the second list. </text:p>
        </text:list-item>
        <text:list-item>
          <text:p text:style-name="P18">Compare the lengths of the two lists. If they are equal, return <text:span text:style-name="Source_20_Text">True</text:span> because that means that there were no duplicate items. Otherwise, return <text:span text:style-name="Source_20_Text">False</text:span>. </text:p>
        </text:list-item>
      </text:list>
      <text:p text:style-name="Text_20_body">---------------------------------------</text:p>
      <text:list xml:id="list560277755260977384" text:style-name="L12">
        <text:list-item>
          <text:p text:style-name="P49">For each key in <text:span text:style-name="Source_20_Text">d</text:span>, if the value associated with that key is also a key in <text:span text:style-name="Source_20_Text">d</text:span>, return <text:span text:style-name="Source_20_Text">False</text:span>. </text:p>
        </text:list-item>
        <text:list-item>
          <text:p text:style-name="P19">Once all the keys in <text:span text:style-name="Source_20_Text">d</text:span> have been processed, return <text:span text:style-name="Source_20_Text">True</text:span> because we didn't see a duplicate <text:soft-page-break/>value. <office:annotation><dc:creator>Unknown Author</dc:creator><dc:date>2013-03-25T13:01:24.97</dc:date><text:p text:style-name="P104"><text:span text:style-name="T4">This is looking at whether the values &amp; keys are the same number, not whether multiple keys name the same value</text:span></text:p></office:annotation></text:p>
        </text:list-item>
      </text:list>
      <text:h text:style-name="Heading_20_3" text:outline-level="3">Question 7</text:h>
      <text:p text:style-name="Text_20_body">Consider this code: </text:p>
      <text:p text:style-name="Preformatted_20_Text">def is_one_to_one(d):</text:p>
      <text:p text:style-name="Preformatted_20_Text"><text:s text:c="4"/>""" (dict) -&gt; bool</text:p>
      <text:p text:style-name="Preformatted_20_Text"/>
      <text:p text:style-name="Preformatted_20_Text"><text:s text:c="4"/>Return True iff no two of d's keys map to the same value.</text:p>
      <text:p text:style-name="Preformatted_20_Text"/>
      <text:p text:style-name="Preformatted_20_Text"><text:s text:c="4"/>&gt;&gt;&gt; is_one_to_one({'a': 1, 'b': 2, 'c': 3})</text:p>
      <text:p text:style-name="Preformatted_20_Text"><text:s text:c="4"/>True</text:p>
      <text:p text:style-name="Preformatted_20_Text"><text:s text:c="4"/>&gt;&gt;&gt; is_one_to_one({'a': 1, 'b': 2, 'c': 1})</text:p>
      <text:p text:style-name="Preformatted_20_Text"><text:s text:c="4"/>False</text:p>
      <text:p text:style-name="Preformatted_20_Text"><text:s text:c="4"/>&gt;&gt;&gt; is_one_to_one({})</text:p>
      <text:p text:style-name="Preformatted_20_Text"><text:s text:c="4"/>True</text:p>
      <text:p text:style-name="Preformatted_20_Text"><text:s text:c="4"/>"""</text:p>
      <text:p text:style-name="Preformatted_20_Text"/>
      <text:p text:style-name="Preformatted_20_Text"><text:s text:c="4"/>seen = [] <text:s/># The values that have been seen so far.</text:p>
      <text:p text:style-name="Preformatted_20_Text"><text:s text:c="4"/>for k in d:</text:p>
      <text:p text:style-name="Preformatted_20_Text"><text:s text:c="8"/>if d[k] in seen:</text:p>
      <text:p text:style-name="Preformatted_20_Text"><text:s text:c="12"/>return False</text:p>
      <text:p text:style-name="Preformatted_20_Text"><text:s text:c="8"/>else:</text:p>
      <text:p text:style-name="Preformatted_20_Text"><text:s text:c="12"/>seen.append(d[k])</text:p>
      <text:p text:style-name="Preformatted_20_Text"/>
      <text:p text:style-name="P5"><text:s text:c="4"/>return True</text:p>
      <text:p text:style-name="Text_20_body">Select the algorithm that <text:span text:style-name="Emphasis">best</text:span> describes the approach taken in the function defined above.</text:p>
      <text:list xml:id="list6415086518898657379" text:style-name="L13">
        <text:list-item>
          <text:p text:style-name="P40">Use a list accumulator to keep track of the values we've seen so far. </text:p>
        </text:list-item>
        <text:list-item>
          <text:p text:style-name="P50">For each key in <text:span text:style-name="Source_20_Text">d</text:span>, if the value associated with that key has already been seen, return <text:span text:style-name="Source_20_Text">False</text:span>. Otherwise, append it to the list of values that we've seen so far. </text:p>
        </text:list-item>
        <text:list-item>
          <text:p text:style-name="P20">Once all the keys have been processed, return <text:span text:style-name="Source_20_Text">True</text:span> because we didn't see a duplicate value.</text:p>
        </text:list-item>
      </text:list>
      <text:p text:style-name="Text_20_body">------------------------------</text:p>
      <text:list xml:id="list3929884333205714067" text:style-name="L14">
        <text:list-item>
          <text:p text:style-name="P51">Use a list accumulator to keep track of the values we've seen so far. </text:p>
        </text:list-item>
        <text:list-item>
          <text:p text:style-name="P21">For each key in <text:span text:style-name="Source_20_Text">d</text:span>, if the value associated with that key has already been seen, return <text:span text:style-name="Source_20_Text">False</text:span>. Otherwise, return <text:span text:style-name="Source_20_Text">True</text:span>. <office:annotation><dc:creator>Unknown Author</dc:creator><dc:date>2013-03-25T21:54:26.54</dc:date><text:p text:style-name="P105"><text:span text:style-name="T5">Does not include step in which the list 'seen' is modified – also, because the process applied to each key terminates no matter what (returns False if seen before or True if not), this will never get past the first key</text:span></text:p></office:annotation></text:p>
        </text:list-item>
      </text:list>
      <text:p text:style-name="Text_20_body">----------------------------------</text:p>
      <text:list xml:id="list4973314182490731947" text:style-name="L15">
        <text:list-item>
          <text:p text:style-name="P52">Put all the values from <text:span text:style-name="Source_20_Text">d</text:span> into a list. </text:p>
        </text:list-item>
        <text:list-item>
          <text:p text:style-name="P52">For each value in the list, count how many times it appears in the list. If a value appears more than once in the list, return <text:span text:style-name="Source_20_Text">False</text:span>. <office:annotation><dc:creator>Unknown Author</dc:creator><dc:date>2013-03-25T13:03:58.97</dc:date><text:p text:style-name="P104"><text:span text:style-name="T4">The code above does not count any instances – it asks whether something appears in a list accumulator which is formed by examining keys</text:span></text:p></office:annotation></text:p>
        </text:list-item>
        <text:list-item>
          <text:p text:style-name="P22">Once all the values in the list have been processed, return <text:span text:style-name="Source_20_Text">True</text:span> because we didn't see a duplicate value. </text:p>
        </text:list-item>
      </text:list>
      <text:h text:style-name="Heading_20_3" text:outline-level="3">Question 8</text:h>
      <text:p text:style-name="P1">You are conducting a survey with an ordered list of questions to which people can answer <text:span text:style-name="Source_20_Text">'Y'</text:span> or <text:span text:style-name="Source_20_Text">'N'</text:span> ("yes" or "no"). You need to keep track of each person's responses so that you can find out which questions they answered <text:span text:style-name="Source_20_Text">'Y'</text:span> to and which questions they answered <text:span text:style-name="Source_20_Text">'N'</text:span> to. Which of the following data structures <text:span text:style-name="Emphasis">could be used</text:span> to represent one person's responses to the questions?</text:p>
      <text:p text:style-name="P1"/>
      <text:p text:style-name="P1"><text:span text:style-name="Source_20_Text">dict of {str: int}</text:span>, where each key is a response (either <text:span text:style-name="Source_20_Text">'Y'</text:span> or <text:span text:style-name="Source_20_Text">'N'</text:span>) and each value is a question number <office:annotation><dc:creator>Unknown Author</dc:creator><dc:date>2013-03-25T13:06:06.98</dc:date><text:p text:style-name="P104"><text:span text:style-name="T4">This dictionary has only two keys, 'Y' and 'N', and only a single number associated with each. – note that while this value COULD be a list, it is not actually a list in this case</text:span></text:p></office:annotation></text:p>
      <text:p text:style-name="P1"/>
      <text:p text:style-name="P1"><text:soft-page-break/>two <text:span text:style-name="Source_20_Text">int</text:span>s: the number of <text:span text:style-name="Source_20_Text">'Y'</text:span>s and the number of <text:span text:style-name="Source_20_Text">'N'</text:span>s <office:annotation><dc:creator>Unknown Author</dc:creator><dc:date>2013-03-25T13:06:57.98</dc:date><text:p text:style-name="P104"><text:span text:style-name="T4">With this option, there is no way to know which questions generated which responses.</text:span></text:p></office:annotation></text:p>
      <text:p text:style-name="P1"/>
      <text:p text:style-name="P1"><text:span text:style-name="Source_20_Text"><text:span text:style-name="T2">list of str</text:span></text:span><text:span text:style-name="T2">, where is character is either </text:span><text:span text:style-name="Source_20_Text"><text:span text:style-name="T2">'Y'</text:span></text:span><text:span text:style-name="T2"> or </text:span><text:span text:style-name="Source_20_Text"><text:span text:style-name="T2">'N</text:span></text:span><text:span text:style-name="Source_20_Text">'</text:span> <office:annotation><dc:creator>Unknown Author</dc:creator><dc:date>2013-03-25T13:07:16.98</dc:date><text:p text:style-name="P104"><text:span text:style-name="T4">Because the questions are ordered, you can use indexing to look up a question's response.</text:span></text:p></office:annotation></text:p>
      <text:p text:style-name="P1"/>
      <text:p text:style-name="Text_20_body"><text:span text:style-name="Source_20_Text"><text:span text:style-name="T2">dict of {int: str}</text:span></text:span><text:span text:style-name="T2">, where each key is a question number and each value is a response to that question (either </text:span><text:span text:style-name="Source_20_Text"><text:span text:style-name="T2">'Y'</text:span></text:span><text:span text:style-name="T2"> or </text:span><text:span text:style-name="Source_20_Text"><text:span text:style-name="T2">'N'</text:span></text:span><text:span text:style-name="T2">) </text:span></text:p>
      <text:h text:style-name="Heading_20_3" text:outline-level="3">Question 9</text:h>
      <text:p text:style-name="Text_20_body">A cycling <text:span text:style-name="Emphasis">time trial race</text:span> is a race in which each cyclist aims to finish in the fastest time. (All the cyclists start at different times, rather than everyone starting at the same time.) There may be ties. </text:p>
      <text:p text:style-name="Text_20_body">Your job is to determine which data structure to use to keep track of the names and times of the cyclists. The data structure will initially be empty and when a cyclist crosses the finish line, their data will be added to the data structure. </text:p>
      <text:p text:style-name="Text_20_body">Which of the following data structures <text:span text:style-name="Emphasis">could be used</text:span> to represent all the cyclists and their times? </text:p>
      <text:p text:style-name="P1"><text:span text:style-name="T2">Parallel lists, where one is a </text:span><text:span text:style-name="Source_20_Text"><text:span text:style-name="T2">list of str</text:span></text:span><text:span text:style-name="T2"> and the other is a </text:span><text:span text:style-name="Source_20_Text"><text:span text:style-name="T2">list of float</text:span></text:span><text:span text:style-name="T2">: the list of cyclists, and the list of their times. The lists are sorted by the order in which the cyclists cross the finish line (which is </text:span><text:span text:style-name="Strong_20_Emphasis"><text:span text:style-name="T2">not</text:span></text:span><text:span text:style-name="T2"> the same as how long they took). </text:span></text:p>
      <text:p text:style-name="P1"/>
      <text:p text:style-name="P1"><text:span text:style-name="T2">A </text:span><text:span text:style-name="Source_20_Text"><text:span text:style-name="T2">list of [str, float] lists</text:span></text:span><text:span text:style-name="T2">, where each inner list represents </text:span><text:span text:style-name="Source_20_Text"><text:span text:style-name="T2">[cyclist, time]</text:span></text:span><text:span text:style-name="T2">. The outer list is ordered from fastest time to slowest time. </text:span></text:p>
      <text:p text:style-name="P2"/>
      <text:p text:style-name="P1">A <text:span text:style-name="Source_20_Text">dict of {float: str}</text:span>, where each key is a time and each value is the cyclist who finished with that time. <office:annotation><dc:creator>Unknown Author</dc:creator><dc:date>2013-03-25T13:08:02.98</dc:date><text:p text:style-name="P104"><text:span text:style-name="T4">This limits a time to one cyclist – it cannot record ties</text:span></text:p></office:annotation></text:p>
      <text:p text:style-name="P1"/>
      <text:p text:style-name="Text_20_body"><text:span text:style-name="T2">A </text:span><text:span text:style-name="Source_20_Text"><text:span text:style-name="T2">dict of {str: float}</text:span></text:span><text:span text:style-name="T2">, where each key is a cyclist and each value is a time. </text:span></text:p>
      <text:h text:style-name="Heading_20_3" text:outline-level="3">Question 10</text:h>
      <text:p text:style-name="Text_20_body">This question is a followup to the previous question about cycling time trials. </text:p>
      <text:p text:style-name="Text_20_body">Now that the race is over, you need to determine the three fastest cyclists. (Assume there are no ties among the top three.) </text:p>
      <text:p text:style-name="Text_20_body">Which data structure will make it easiest to look up the three fastest cyclists? </text:p>
      <text:p text:style-name="P1">Parallel lists, where one is a <text:span text:style-name="Source_20_Text">list of str</text:span> and the other is a <text:span text:style-name="Source_20_Text">list of float</text:span>: the list of cyclists, and the list of their times. The lists are sorted by the order in which the cyclists cross the finish line (which is <text:span text:style-name="Strong_20_Emphasis">not</text:span> the same as how long they took). </text:p>
      <text:p text:style-name="P1"/>
      <text:p text:style-name="P1">A <text:span text:style-name="Source_20_Text">dict of {float: str}</text:span>, where each key is a time and each value is the cyclist who finished with that time. </text:p>
      <text:p text:style-name="P1"/>
      <text:p text:style-name="P1"><text:span text:style-name="T2">A </text:span><text:span text:style-name="Source_20_Text"><text:span text:style-name="T2">list of [str, float] lists</text:span></text:span><text:span text:style-name="T2">, where each inner list represents </text:span><text:span text:style-name="Source_20_Text"><text:span text:style-name="T2">[cyclist, time]</text:span></text:span><text:span text:style-name="T2">. The outer list is ordered from fastest time to slowest time. </text:span></text:p>
      <text:p text:style-name="P2"/>
      <text:p text:style-name="Text_20_body">A <text:span text:style-name="Source_20_Text">dict of {str: float}</text:span>, where each key is a cyclist and each value is a time. </text:p>
      <text:h text:style-name="Heading_20_3" text:outline-level="3"><text:soft-page-break/>Question 11</text:h>
      <text:p text:style-name="Text_20_body">A <text:span text:style-name="Emphasis">weather file</text:span> has the following format, where each city line contains a city name and the number of millimeters of precipitation for each day of that month. Monthly data is separated by a single blank line. </text:p>
      <text:p text:style-name="Preformatted_20_Text">Jan</text:p>
      <text:p text:style-name="Preformatted_20_Text">Toronto: 3.5,0,1.8,0,...</text:p>
      <text:p text:style-name="Preformatted_20_Text">Montreal: 1.5,0,0,0,...</text:p>
      <text:p text:style-name="Preformatted_20_Text">Vancouver: 0,8.6,23.6,19.2,...</text:p>
      <text:p text:style-name="Preformatted_20_Text"/>
      <text:p text:style-name="Preformatted_20_Text">Feb</text:p>
      <text:p text:style-name="Preformatted_20_Text">Toronto: 0,0,1.5,1.2,...</text:p>
      <text:p text:style-name="Preformatted_20_Text">Montreal: 0.4,0,0.3,0.4,...</text:p>
      <text:p text:style-name="Preformatted_20_Text">Vancouver: 14,0,0.2,0.2,...</text:p>
      <text:p text:style-name="Preformatted_20_Text"/>
      <text:p text:style-name="Preformatted_20_Text">...</text:p>
      <text:p text:style-name="Preformatted_20_Text"/>
      <text:p text:style-name="Preformatted_20_Text">Dec</text:p>
      <text:p text:style-name="Preformatted_20_Text">Toronto: 1.3,13.7,0.6,3.8,...</text:p>
      <text:p text:style-name="Preformatted_20_Text">Montreal: 0,7.7,0,6.9,</text:p>
      <text:p text:style-name="P5">Vancouver: 15.2,21.4,11.4,14.6,...</text:p>
      <text:p text:style-name="Text_20_body">This problem involves a <text:span text:style-name="Emphasis">weather dictionary</text:span> in which the keys are month names and the values are dictionaries containing information about precipitation in cities for that month. In each of the nested dictionaries, the keys are city names and the values are lists of millimetres of precipitation for each day that month, in order. We'll refer to these nested dictionaries as "city to precipitation" dictionaries. </text:p>
      <text:p text:style-name="Text_20_body">Select the algorithm(s) that can be used to determine the city that had the maximum total precipitation in February. (You can break ties any way you like, or you can assume that there are no ties. Either is fine.) </text:p>
      <text:list xml:id="list8825041304108340878" text:style-name="L16">
        <text:list-item>
          <text:p text:style-name="P53">Build the weather dictionary. </text:p>
        </text:list-item>
        <text:list-item>
          <text:p text:style-name="P53">Look up key <text:span text:style-name="Source_20_Text">'Feb'</text:span> in the weather dictionary to get the "city to precipitation" dictionary for February. </text:p>
        </text:list-item>
        <text:list-item>
          <text:p text:style-name="P53">Create a list containing the sum of the precipitation amounts from each of the city precipitation lists for February. Also create a parallel list containing the city names. </text:p>
        </text:list-item>
        <text:list-item>
          <text:p text:style-name="P23">Sort the list containing the sum of the precipitation amounts so that the largest value is last. The answer is the city in the parallel list at the last position.<office:annotation><dc:creator>Unknown Author</dc:creator><dc:date>2013-03-25T13:11:59.98</dc:date><text:p text:style-name="P104"><text:span text:style-name="T4">Because the two lists are separate, when we sort one the other is not sorted, and so we lose the correspondence between each city and its total precipitation.</text:span></text:p></office:annotation> </text:p>
        </text:list-item>
      </text:list>
      <text:p text:style-name="Text_20_body">------------------------------</text:p>
      <text:list xml:id="list3506301113970355895" text:style-name="L17">
        <text:list-item>
          <text:p text:style-name="P41">Build the weather dictionary. </text:p>
        </text:list-item>
        <text:list-item>
          <text:p text:style-name="P54">Look up key <text:span text:style-name="Source_20_Text">'Feb'</text:span> in the weather dictionary to get the "city to precipitation" dictionary for February. </text:p>
        </text:list-item>
        <text:list-item>
          <text:p text:style-name="P54">Create a dictionary where the keys are cities and the values are the sum of the precipitation amounts for that city for February. </text:p>
        </text:list-item>
        <text:list-item>
          <text:p text:style-name="P24">Find the maximum value in that dictionary of city maximums. The answer is the key associated with that maximum. </text:p>
        </text:list-item>
      </text:list>
      <text:p text:style-name="Text_20_body">-----------------------------------</text:p>
      <text:list xml:id="list7170803998614650710" text:style-name="L18">
        <text:list-item>
          <text:p text:style-name="P55">Build the weather dictionary. </text:p>
        </text:list-item>
        <text:list-item>
          <text:p text:style-name="P55">Look up key <text:span text:style-name="Source_20_Text">'Feb'</text:span> in the weather dictionary to get the "city to precipitation" dictionary for February. </text:p>
        </text:list-item>
        <text:list-item>
          <text:p text:style-name="P55">Invert that dictionary so that the keys are the lists of precipitation amounts and the values are the cities. <office:annotation><dc:creator>Unknown Author</dc:creator><dc:date>2013-03-25T13:12:30</dc:date><text:p text:style-name="P104"><text:span text:style-name="T4">Lists are mutable, and dictionaries can't have mutable values as keys. Otherwise, this would work!</text:span></text:p></office:annotation></text:p>
        </text:list-item>
        <text:list-item>
          <text:p text:style-name="P55">For each key in this inverted dictionary, sum the precipitation amounts in that list, and keep <text:soft-page-break/>track of the list that had the largest sum. </text:p>
        </text:list-item>
        <text:list-item>
          <text:p text:style-name="P25">Once the iteration is complete, whichever list had the most precipitation is the key. To get the answer, look its value up in the inverted dictionary to get the corresponding city name. </text:p>
        </text:list-item>
      </text:list>
      <text:p text:style-name="Text_20_body">------------------------</text:p>
      <text:list xml:id="list1859558822117061327" text:style-name="L19">
        <text:list-item>
          <text:p text:style-name="P42">Build the weather dictionary. </text:p>
        </text:list-item>
        <text:list-item>
          <text:p text:style-name="P56">Look up key <text:span text:style-name="Source_20_Text">'Feb'</text:span> in the weather dictionary to get the "city to precipitation" dictionary for February. </text:p>
        </text:list-item>
        <text:list-item>
          <text:p text:style-name="P56">Iterate through the cities in that dictionary, calculating the sum of the precipitation amounts for that city. Keep track of the city that has the most precipitation so far. </text:p>
        </text:list-item>
        <text:list-item>
          <text:p text:style-name="P26">Once the iteration is complete, whichever city had the most precipitation is the answer. </text:p>
        </text:list-item>
      </text:list>
      <text:h text:style-name="Heading_20_3" text:outline-level="3">Question 12</text:h>
      <text:p text:style-name="Text_20_body">This question also involves a weather file and a weather dictionary. Please see the previous question for details. </text:p>
      <text:p text:style-name="Text_20_body">Select the algorithm(s) that can be used to make a list of the days that had no precipitation in any city — we'll call this the "zero-precipitation list". Each day should be a tuple of (month name, day number). For example, if all cities in the "city to precipitation" dictionary for February had no precipitation on the very first day, then <text:span text:style-name="Source_20_Text">('Feb', 1)</text:span> would be in the resulting list. </text:p>
      <text:p text:style-name="Text_20_body">Note: in the weather dictionary, the list of precipitation amounts starts at index 0; to get the corresponding day number for an index, just add 1. </text:p>
      <text:p text:style-name="Text_20_body"><text:span text:style-name="Strong_20_Emphasis">Hint:</text:span> You will probably find this question easier to do if you take notes about the problem on a piece of paper, including drawing a small example weather dictionary. </text:p>
      <text:list xml:id="list6587264593323323137" text:style-name="L20">
        <text:list-item>
          <text:p text:style-name="P57">Build the weather dictionary. </text:p>
        </text:list-item>
        <text:list-item>
          <text:p text:style-name="P57">Iterate over the months to get each "city to precipitation" dictionary. Make a "day to precipitation" dictionary where the keys are all the days of the year from <text:span text:style-name="Source_20_Text">('Jan', 1)</text:span> through <text:span text:style-name="Source_20_Text">('Dec', 31)</text:span> and each value is a list of precipitation amounts for that day, one per city. </text:p>
        </text:list-item>
        <text:list-item>
          <text:p text:style-name="P27">Iterate over the "day to precipitation" dictionary, making a list of the (month, day number) tuples where the minimum<office:annotation><dc:creator>Unknown Author</dc:creator><dc:date>2013-03-25T13:17:11</dc:date><text:p text:style-name="P104"><text:span text:style-name="T4">Instead of looking for the lists where the minimum precipitation amount is 0, the maximum needs to be 0.</text:span></text:p></office:annotation> precipitation among the cities for that day is 0. This is the "zero-precipitation" list. </text:p>
        </text:list-item>
      </text:list>
      <text:p text:style-name="Text_20_body">---------------------------------</text:p>
      <text:list xml:id="list1955542857125745906" text:style-name="L21">
        <text:list-item>
          <text:p text:style-name="P58"><text:span text:style-name="T2">Build the weather dictionary.</text:span> </text:p>
        </text:list-item>
        <text:list-item>
          <text:p text:style-name="P58">Create an empty "zero-precipitation" list to accumulate the answer. </text:p>
        </text:list-item>
        <text:list-item>
          <text:p text:style-name="P58">Iterate over the months to get each "city to precipitation" dictionary. For each of these dictionaries: </text:p>
          <text:list>
            <text:list-item>
              <text:p text:style-name="P58">Build a dictionary where each key is a city from the current "city to precipitation" dictionary, and each value is a list of the day numbers on which the city had no precipitation. </text:p>
            </text:list-item>
            <text:list-item>
              <text:p text:style-name="P58">Iterate over the values in that dictionary to build a list containing the day numbers that appear in all the lists of day numbers. </text:p>
            </text:list-item>
            <text:list-item>
              <text:p text:style-name="P28">Iterate over the list of day numbers, appending tuples containing the current month name and the day number to the "zero-precipitation" list. </text:p>
            </text:list-item>
          </text:list>
        </text:list-item>
      </text:list>
      <text:p text:style-name="Text_20_body">----------------------------------------</text:p>
      <text:list xml:id="list1995235268725421260" text:style-name="L22">
        <text:list-item>
          <text:p text:style-name="P43">Build the weather dictionary. </text:p>
        </text:list-item>
        <text:list-item>
          <text:p text:style-name="P59">Create a "zero-precipitation" list containing all days of the year from <text:span text:style-name="Source_20_Text">('Jan', 1)</text:span> through <text:span text:style-name="Source_20_Text">('Dec', 31)</text:span>. </text:p>
        </text:list-item>
        <text:list-item>
          <text:p text:style-name="P59">Iterate over the months to get each "city to precipitation" dictionary. For each of these <text:soft-page-break/>dictionaries: </text:p>
          <text:list>
            <text:list-item>
              <text:p text:style-name="P59">For each city in the current "city to precipitation" dictionary, iterate over the precipitation amounts. Because we know the current month and day number, we will remove from the "zero-precipitation" list any day that has a non-zero precipitation amount. </text:p>
            </text:list-item>
          </text:list>
        </text:list-item>
        <text:list-item>
          <text:p text:style-name="P29">One this process is complete, the "zero-precipitation" list contains only the (month, day number) for days in which no city had precipitation. </text:p>
        </text:list-item>
      </text:list>
      <text:h text:style-name="Heading_20_3" text:outline-level="3">Question 1</text:h>
      <text:p text:style-name="Text_20_body">To determine whether a string is a palindrome, the third algorithm we explored was:</text:p>
      <text:list xml:id="list4450370305684456360" text:style-name="L23">
        <text:list-item>
          <text:p text:style-name="P60">Compare the first character to the last character, the second to the second last, and so on. </text:p>
        </text:list-item>
        <text:list-item>
          <text:p text:style-name="P30">Stop when the middle of the string is reached. (That means that the middle character is not compared with anything.) </text:p>
        </text:list-item>
      </text:list>
      <text:p text:style-name="Text_20_body">We implemented this algorithm using a <text:span text:style-name="Source_20_Text">while</text:span> loop, but we could have used a <text:span text:style-name="Source_20_Text">for</text:span> loop. The Python code is posted on the Lecture Videos webpage, but here is the function header:</text:p>
      <text:p text:style-name="Preformatted_20_Text">def is_palindrome_v3(s): <text:s text:c="4"/></text:p>
      <text:p text:style-name="Preformatted_20_Text"><text:s text:c="4"/>""" (str) -&gt; bool</text:p>
      <text:p text:style-name="Preformatted_20_Text"/>
      <text:p text:style-name="Preformatted_20_Text"><text:s text:c="4"/>Return True if and only if s is a palindrome.</text:p>
      <text:p text:style-name="Preformatted_20_Text"/>
      <text:p text:style-name="Preformatted_20_Text"><text:s text:c="4"/>&gt;&gt;&gt; is_palindrome_v3('noon')</text:p>
      <text:p text:style-name="Preformatted_20_Text"><text:s text:c="4"/>True</text:p>
      <text:p text:style-name="Preformatted_20_Text"><text:s text:c="4"/>&gt;&gt;&gt; is_palindrome_v3('racecar')</text:p>
      <text:p text:style-name="Preformatted_20_Text"><text:s text:c="4"/>True</text:p>
      <text:p text:style-name="Preformatted_20_Text"><text:s text:c="4"/>&gt;&gt;&gt; is_palindrome_v3('dented')</text:p>
      <text:p text:style-name="Preformatted_20_Text"><text:s text:c="4"/>False</text:p>
      <text:p text:style-name="P5"><text:s text:c="4"/>"""</text:p>
      <text:p text:style-name="Text_20_body">The function bodies below all use <text:span text:style-name="Source_20_Text">for</text:span> loops to try to solve the palindrome problem. Select the one(s) that correctly implement the algorithm. </text:p>
      <text:p text:style-name="Text_20_body">Hint: try tracing the code on a list of length 1, and then on a list of length 2.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Your Answer</text:p>
          </table:table-cell>
          <table:table-cell table:style-name="Table1.A1" office:value-type="string">
            <text:p text:style-name="P9"/>
          </table:table-cell>
          <table:table-cell table:style-name="Table1.A1" office:value-type="string">
            <text:p text:style-name="Table_20_Heading">Score</text:p>
          </table:table-cell>
          <table:table-cell table:style-name="Table1.A1" office:value-type="string">
            <text:p text:style-name="Table_20_Heading">Explanation</text:p>
          </table:table-cell>
        </table:table-row>
        <table:table-row>
          <table:table-cell table:style-name="Table1.A1" office:value-type="string">
            <text:p text:style-name="Preformatted_20_Text"><text:s text:c="4"/>for i in range(len(s) // 2 + 1):</text:p>
            <text:p text:style-name="Preformatted_20_Text"><text:s text:c="8"/>if s[i] != s[len(s) - i - 1]:</text:p>
            <text:p text:style-name="Preformatted_20_Text"><text:s text:c="12"/>return False</text:p>
            <text:p text:style-name="Preformatted_20_Text"/>
            <text:p text:style-name="P5"><text:s text:c="4"/>return True</text:p>
          </table:table-cell>
          <table:table-cell table:style-name="Table1.A1" office:value-type="string">
            <text:p text:style-name="Table_20_Contents">✔</text:p>
          </table:table-cell>
          <table:table-cell table:style-name="Table1.A1" office:value-type="string">
            <text:p text:style-name="Table_20_Contents">0.25</text:p>
          </table:table-cell>
          <table:table-cell table:style-name="Table1.A1" office:value-type="string">
            <text:p text:style-name="Table_20_Contents">This code correctly identifies palindromes, but it compares the middle character and so it doesn't match the algorithm.</text:p>
          </table:table-cell>
        </table:table-row>
        <table:table-row>
          <table:table-cell table:style-name="Table1.A1" office:value-type="string">
            <text:p text:style-name="Preformatted_20_Text"><text:s text:c="4"/>for i in range(len(s) // 2):</text:p>
            <text:p text:style-name="Preformatted_20_Text"><text:s text:c="8"/>if s[i] != s[len(s) - i - 1]:</text:p>
            <text:p text:style-name="Preformatted_20_Text"><text:s text:c="12"/>return False</text:p>
            <text:p text:style-name="Preformatted_20_Text"/>
            <text:p text:style-name="P5"><text:s text:c="4"/>return True</text:p>
          </table:table-cell>
          <table:table-cell table:style-name="Table1.A1" office:value-type="string">
            <text:p text:style-name="Table_20_Contents">✔</text:p>
          </table:table-cell>
          <table:table-cell table:style-name="Table1.A1" office:value-type="string">
            <text:p text:style-name="Table_20_Contents">0.25</text:p>
          </table:table-cell>
          <table:table-cell table:style-name="Table1.A1" office:value-type="string">
            <text:p text:style-name="P8"/>
          </table:table-cell>
        </table:table-row>
        <table:table-row>
          <table:table-cell table:style-name="Table1.A1" office:value-type="string">
            <text:p text:style-name="Preformatted_20_Text"><text:s text:c="4"/>j = len(s) - 1</text:p>
            <text:p text:style-name="Preformatted_20_Text"><text:s text:c="4"/>for i in range(len(s) // 2):</text:p>
            <text:p text:style-name="Preformatted_20_Text"><text:s text:c="8"/>if s[i] != s[j - i]:</text:p>
            <text:p text:style-name="Preformatted_20_Text"><text:s text:c="12"/>return False</text:p>
            <text:p text:style-name="Preformatted_20_Text"/>
            <text:p text:style-name="P5"><text:s text:c="4"/>return True</text:p>
          </table:table-cell>
          <table:table-cell table:style-name="Table1.A1" office:value-type="string">
            <text:p text:style-name="Table_20_Contents">✔</text:p>
          </table:table-cell>
          <table:table-cell table:style-name="Table1.A1" office:value-type="string">
            <text:p text:style-name="Table_20_Contents">0.25</text:p>
          </table:table-cell>
          <table:table-cell table:style-name="Table1.A1" office:value-type="string">
            <text:p text:style-name="P8"/>
          </table:table-cell>
        </table:table-row>
        <table:table-row>
          <table:table-cell table:style-name="Table1.A1" office:value-type="string">
            <text:p text:style-name="Preformatted_20_Text"><text:s text:c="4"/>for i in range(len(s) // 2):</text:p>
            <text:p text:style-name="Preformatted_20_Text"><text:s text:c="8"/>if s[i] != s[len(s) - i]:</text:p>
            <text:p text:style-name="Preformatted_20_Text"><text:soft-page-break/><text:s text:c="12"/>return False</text:p>
            <text:p text:style-name="Preformatted_20_Text"/>
            <text:p text:style-name="P5"><text:s text:c="4"/>return True </text:p>
          </table:table-cell>
          <table:table-cell table:style-name="Table1.A1" office:value-type="string">
            <text:p text:style-name="Table_20_Contents">✔</text:p>
          </table:table-cell>
          <table:table-cell table:style-name="Table1.A1" office:value-type="string">
            <text:p text:style-name="Table_20_Contents">0.25</text:p>
          </table:table-cell>
          <table:table-cell table:style-name="Table1.A1" office:value-type="string">
            <text:p text:style-name="Table_20_Contents">What happens if <text:span text:style-name="Source_20_Text">s</text:span> refers to <text:span text:style-name="Source_20_Text">'aa'</text:span>? In the loop, what value does <text:span text:style-name="Source_20_Text">i</text:span> have on the first <text:soft-page-break/>iteration? What does <text:span text:style-name="Source_20_Text">len(s) - i</text:span> evaluate to? What happens when Python tries to look at that index in <text:span text:style-name="Source_20_Text">s</text:span>?</text:p>
          </table:table-cell>
        </table:table-row>
        <table:table-row>
          <table:table-cell table:style-name="Table1.A1" office:value-type="string">
            <text:p text:style-name="Table_20_Contents">Total</text:p>
          </table:table-cell>
          <table:table-cell table:style-name="Table1.A1" office:value-type="string">
            <text:p text:style-name="P8"/>
          </table:table-cell>
          <table:table-cell table:style-name="Table1.A1" office:value-type="string">
            <text:p text:style-name="Table_20_Contents">1.00 / 1.00</text:p>
          </table:table-cell>
          <table:table-cell table:style-name="Table1.A1" office:value-type="string">
            <text:p text:style-name="P8"/>
          </table:table-cell>
        </table:table-row>
      </table:table>
      <text:h text:style-name="Heading_20_3" text:outline-level="3">Question 2</text:h>
      <text:p text:style-name="Text_20_body">A string <text:span text:style-name="Source_20_Text">s1</text:span> is an <text:span text:style-name="Emphasis">anagram</text:span> of string <text:span text:style-name="Source_20_Text">s2</text:span> if its letters can be rearranged to form <text:span text:style-name="Source_20_Text">s2</text:span>. For example, <text:span text:style-name="Source_20_Text">"listen"</text:span> is an anagram of <text:span text:style-name="Source_20_Text">"silent"</text:span>, and <text:span text:style-name="Source_20_Text">"admirer"</text:span> is an anagram of <text:span text:style-name="Source_20_Text">"married"</text:span>.<text:line-break/><text:line-break/>Consider this code: </text:p>
      <text:p text:style-name="Preformatted_20_Text">def is_anagram(s1, s2):</text:p>
      <text:p text:style-name="Preformatted_20_Text"><text:s text:c="4"/>""" (str, str) -&gt; bool</text:p>
      <text:p text:style-name="Preformatted_20_Text"/>
      <text:p text:style-name="Preformatted_20_Text"><text:s text:c="4"/>Return True iff s1 is an anagram of s2.</text:p>
      <text:p text:style-name="Preformatted_20_Text"/>
      <text:p text:style-name="Preformatted_20_Text"><text:s text:c="4"/>&gt;&gt;&gt; is_anagram("silent", "listen")</text:p>
      <text:p text:style-name="Preformatted_20_Text"><text:s text:c="4"/>True</text:p>
      <text:p text:style-name="Preformatted_20_Text"><text:s text:c="4"/>&gt;&gt;&gt; is_anagram("bear", "breach")</text:p>
      <text:p text:style-name="Preformatted_20_Text"><text:s text:c="4"/>False</text:p>
      <text:p text:style-name="P5"><text:s text:c="4"/>"""</text:p>
      <text:p text:style-name="P1">Select the algorithm(s) that can be used to implement <text:span text:style-name="Source_20_Text">is_anagram</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Your Answer</text:p>
          </table:table-cell>
          <table:table-cell table:style-name="Table2.A1" office:value-type="string">
            <text:p text:style-name="P9"/>
          </table:table-cell>
          <table:table-cell table:style-name="Table2.A1" office:value-type="string">
            <text:p text:style-name="Table_20_Heading">Score</text:p>
          </table:table-cell>
          <table:table-cell table:style-name="Table2.A1" office:value-type="string">
            <text:p text:style-name="Table_20_Heading">Explanation</text:p>
          </table:table-cell>
        </table:table-row>
        <table:table-row>
          <table:table-cell table:style-name="Table2.A1" office:value-type="string">
            <text:list xml:id="list9212046445345107225" text:style-name="L24">
              <text:list-item>
                <text:p text:style-name="P62">Create a dictionary <text:span text:style-name="Source_20_Text">d1</text:span> in which each key is a letter from <text:span text:style-name="Source_20_Text">s1</text:span> and each value is the number of occurrences of that letter in <text:span text:style-name="Source_20_Text">s1</text:span>. </text:p>
              </text:list-item>
              <text:list-item>
                <text:p text:style-name="P62">Create a dictionary <text:span text:style-name="Source_20_Text">d2</text:span> in which each key is a letter from <text:span text:style-name="Source_20_Text">s2</text:span> and each value is the number of occurrences of that letter in <text:span text:style-name="Source_20_Text">s2</text:span>. </text:p>
              </text:list-item>
              <text:list-item>
                <text:p text:style-name="P83">If <text:span text:style-name="Source_20_Text">d1 == d2</text:span>, then <text:span text:style-name="Source_20_Text">s1</text:span> is an anagram of <text:span text:style-name="Source_20_Text">s2</text:span>. </text:p>
              </text:list-item>
            </text:list>
          </table:table-cell>
          <table:table-cell table:style-name="Table2.A1" office:value-type="string">
            <text:p text:style-name="Table_20_Contents">✔</text:p>
          </table:table-cell>
          <table:table-cell table:style-name="Table2.A1" office:value-type="string">
            <text:p text:style-name="Table_20_Contents">0.25</text:p>
          </table:table-cell>
          <table:table-cell table:style-name="Table2.A1" office:value-type="string">
            <text:p text:style-name="P8"/>
          </table:table-cell>
        </table:table-row>
        <table:table-row>
          <table:table-cell table:style-name="Table2.A1" office:value-type="string">
            <text:list xml:id="list84454292489506109" text:style-name="L25">
              <text:list-item>
                <text:p text:style-name="P63">Create a list of the characters in <text:span text:style-name="Source_20_Text">s1</text:span>. </text:p>
              </text:list-item>
              <text:list-item>
                <text:p text:style-name="P63">Create a list of the characters in <text:span text:style-name="Source_20_Text">s2</text:span>. </text:p>
              </text:list-item>
              <text:list-item>
                <text:p text:style-name="P63">For each item in the list of characters from <text:span text:style-name="Source_20_Text">s1</text:span>, remove one occurrence of that item from the list of characters from <text:span text:style-name="Source_20_Text">s2</text:span> (if it exists). </text:p>
              </text:list-item>
              <text:list-item>
                <text:p text:style-name="P84">If the list of characters from <text:span text:style-name="Source_20_Text">s2</text:span> becomes empty, <text:span text:style-name="Source_20_Text">s1</text:span> is an anagram of <text:span text:style-name="Source_20_Text">s2</text:span>. </text:p>
              </text:list-item>
            </text:list>
          </table:table-cell>
          <table:table-cell table:style-name="Table2.A1" office:value-type="string">
            <text:p text:style-name="Table_20_Contents">✔</text:p>
          </table:table-cell>
          <table:table-cell table:style-name="Table2.A1" office:value-type="string">
            <text:p text:style-name="Table_20_Contents">0.25</text:p>
          </table:table-cell>
          <table:table-cell table:style-name="Table2.A1" office:value-type="string">
            <text:p text:style-name="Table_20_Contents">What happens if <text:span text:style-name="Source_20_Text">s1</text:span> refers to <text:span text:style-name="Source_20_Text">'ab'</text:span> and <text:span text:style-name="Source_20_Text">s2</text:span> refers to <text:span text:style-name="Source_20_Text">'a'</text:span>?</text:p>
          </table:table-cell>
        </table:table-row>
        <table:table-row>
          <table:table-cell table:style-name="Table2.A1" office:value-type="string">
            <text:list xml:id="list910622778612639823" text:style-name="L26">
              <text:list-item>
                <text:p text:style-name="P64">For each letter in <text:span text:style-name="Source_20_Text">s2</text:span>, count the number of occurrences of it in <text:span text:style-name="Source_20_Text">s1</text:span>. </text:p>
              </text:list-item>
              <text:list-item>
                <text:p text:style-name="P64">For each letter in <text:span text:style-name="Source_20_Text">s2</text:span>, count the number of occurrences of it in <text:span text:style-name="Source_20_Text">s2</text:span>. </text:p>
              </text:list-item>
              <text:list-item>
                <text:p text:style-name="P85">If the number of occurrences in <text:span text:style-name="Source_20_Text">s1</text:span> and <text:span text:style-name="Source_20_Text">s2</text:span> are equal, <text:span text:style-name="Source_20_Text">s1</text:span> is an anagram of <text:span text:style-name="Source_20_Text">s2</text:span>. </text:p>
              </text:list-item>
            </text:list>
          </table:table-cell>
          <table:table-cell table:style-name="Table2.A1" office:value-type="string">
            <text:p text:style-name="Table_20_Contents">✔</text:p>
          </table:table-cell>
          <table:table-cell table:style-name="Table2.A1" office:value-type="string">
            <text:p text:style-name="Table_20_Contents">0.25</text:p>
          </table:table-cell>
          <table:table-cell table:style-name="Table2.A1" office:value-type="string">
            <text:p text:style-name="Table_20_Contents">What happens if <text:span text:style-name="Source_20_Text">s1</text:span> refers to <text:span text:style-name="Source_20_Text">'ab'</text:span> and <text:span text:style-name="Source_20_Text">s1</text:span> refers to <text:span text:style-name="Source_20_Text">'a'</text:span>?</text:p>
          </table:table-cell>
        </table:table-row>
        <table:table-row>
          <table:table-cell table:style-name="Table2.A1" office:value-type="string">
            <text:list xml:id="list5847494194323316457" text:style-name="L27">
              <text:list-item>
                <text:p text:style-name="P65">Create a list <text:span text:style-name="Source_20_Text">L1</text:span> of the characters in <text:span text:style-name="Source_20_Text">s1</text:span>. </text:p>
              </text:list-item>
              <text:list-item>
                <text:p text:style-name="P65">Create a list <text:span text:style-name="Source_20_Text">L2</text:span> of the characters in <text:span text:style-name="Source_20_Text">s2</text:span>. </text:p>
              </text:list-item>
              <text:list-item>
                <text:p text:style-name="P65"><text:soft-page-break/>Sort both lists. </text:p>
              </text:list-item>
              <text:list-item>
                <text:p text:style-name="P86">If <text:span text:style-name="Source_20_Text">L1 == L2</text:span>, <text:span text:style-name="Source_20_Text">s1</text:span> is an anagram of <text:span text:style-name="Source_20_Text">s2</text:span>. </text:p>
              </text:list-item>
            </text:list>
          </table:table-cell>
          <table:table-cell table:style-name="Table2.A1" office:value-type="string">
            <text:p text:style-name="Table_20_Contents">✔</text:p>
          </table:table-cell>
          <table:table-cell table:style-name="Table2.A1" office:value-type="string">
            <text:p text:style-name="Table_20_Contents">0.25</text:p>
          </table:table-cell>
          <table:table-cell table:style-name="Table2.A1" office:value-type="string">
            <text:p text:style-name="P8"/>
          </table:table-cell>
        </table:table-row>
        <table:table-row>
          <table:table-cell table:style-name="Table2.A1" office:value-type="string">
            <text:p text:style-name="Table_20_Contents">Total</text:p>
          </table:table-cell>
          <table:table-cell table:style-name="Table2.A1" office:value-type="string">
            <text:p text:style-name="P8"/>
          </table:table-cell>
          <table:table-cell table:style-name="Table2.A1" office:value-type="string">
            <text:p text:style-name="Table_20_Contents">1.00 / 1.00</text:p>
          </table:table-cell>
          <table:table-cell table:style-name="Table2.A1" office:value-type="string">
            <text:p text:style-name="P8"/>
          </table:table-cell>
        </table:table-row>
      </table:table>
      <text:h text:style-name="Heading_20_3" text:outline-level="3">Question 3</text:h>
      <text:p text:style-name="Text_20_body">Consider this code: </text:p>
      <text:p text:style-name="Preformatted_20_Text">def count_startswith(L, ch):</text:p>
      <text:p text:style-name="Preformatted_20_Text"><text:s text:c="4"/>""" (list of str, str) -&gt; int</text:p>
      <text:p text:style-name="Preformatted_20_Text"/>
      <text:p text:style-name="Preformatted_20_Text"><text:s text:c="4"/>Precondition: the length of each item in L is &gt;= 1, and len(ch) == 1</text:p>
      <text:p text:style-name="Preformatted_20_Text"/>
      <text:p text:style-name="Preformatted_20_Text"><text:s text:c="4"/>Return the number of strings in L that begin with ch.</text:p>
      <text:p text:style-name="Preformatted_20_Text"/>
      <text:p text:style-name="Preformatted_20_Text"><text:s text:c="4"/>&gt;&gt;&gt; count_startswith(['rumba', 'salsa', 'samba'], 's')</text:p>
      <text:p text:style-name="Preformatted_20_Text"><text:s text:c="4"/>2</text:p>
      <text:p text:style-name="Preformatted_20_Text"><text:s text:c="4"/>"""</text:p>
      <text:p text:style-name="Preformatted_20_Text"/>
      <text:p text:style-name="Preformatted_20_Text"><text:s text:c="4"/>ch_strings = []</text:p>
      <text:p text:style-name="Preformatted_20_Text"/>
      <text:p text:style-name="Preformatted_20_Text"><text:s text:c="4"/>for item in L:</text:p>
      <text:p text:style-name="Preformatted_20_Text"><text:s text:c="8"/>if item[0] == ch:</text:p>
      <text:p text:style-name="Preformatted_20_Text"><text:s text:c="12"/>ch_strings.append(item)</text:p>
      <text:p text:style-name="Preformatted_20_Text"/>
      <text:p text:style-name="P5"><text:s text:c="4"/>return len(ch_strings)</text:p>
      <text:p text:style-name="P1">Select the algorithm that <text:span text:style-name="Emphasis">best</text:span> describes the approach taken in the function defined abov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Your Answer</text:p>
          </table:table-cell>
          <table:table-cell table:style-name="Table3.A1" office:value-type="string">
            <text:p text:style-name="P9"/>
          </table:table-cell>
          <table:table-cell table:style-name="Table3.A1" office:value-type="string">
            <text:p text:style-name="Table_20_Heading">Score</text:p>
          </table:table-cell>
          <table:table-cell table:style-name="Table3.A1" office:value-type="string">
            <text:p text:style-name="Table_20_Heading">Explanation</text:p>
          </table:table-cell>
        </table:table-row>
        <table:table-row>
          <table:table-cell table:style-name="Table3.A1" office:value-type="string">
            <text:list xml:id="list4961030258892593535" text:style-name="L28">
              <text:list-item>
                <text:p text:style-name="P66">Use an integer accumulator. </text:p>
              </text:list-item>
              <text:list-item>
                <text:p text:style-name="P66">For each item in <text:span text:style-name="Source_20_Text">L</text:span>, if the item begins with <text:span text:style-name="Source_20_Text">ch</text:span>, add 1 to the accumulator. </text:p>
              </text:list-item>
              <text:list-item>
                <text:p text:style-name="P87">Return the accumulator. </text:p>
              </text:list-item>
            </text:list>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list xml:id="list8241868075213388978" text:style-name="L29">
              <text:list-item>
                <text:p text:style-name="P67">Create a new list that contains the same values as <text:span text:style-name="Source_20_Text">L</text:span>. </text:p>
              </text:list-item>
              <text:list-item>
                <text:p text:style-name="P67">For each item in <text:span text:style-name="Source_20_Text">L</text:span>, if the item <text:span text:style-name="Emphasis">does not</text:span> begin with <text:span text:style-name="Source_20_Text">ch</text:span>, remove it from the new list. </text:p>
              </text:list-item>
              <text:list-item>
                <text:p text:style-name="P88">Return the length of the new list. </text:p>
              </text:list-item>
            </text:list>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list xml:id="list864600755481518369" text:style-name="L30">
              <text:list-item>
                <text:p text:style-name="P68">Use a list accumulator. </text:p>
              </text:list-item>
              <text:list-item>
                <text:p text:style-name="P68">For each item in <text:span text:style-name="Source_20_Text">L</text:span>, if the item begins with <text:span text:style-name="Source_20_Text">ch</text:span>, add it to the accumulator. </text:p>
              </text:list-item>
              <text:list-item>
                <text:p text:style-name="P89">Return the length of the accumulator. </text:p>
              </text:list-item>
            </text:list>
          </table:table-cell>
          <table:table-cell table:style-name="Table3.A1" office:value-type="string">
            <text:p text:style-name="Table_20_Contents">✔</text:p>
          </table:table-cell>
          <table:table-cell table:style-name="Table3.A1" office:value-type="string">
            <text:p text:style-name="Table_20_Contents">1.00</text:p>
          </table:table-cell>
          <table:table-cell table:style-name="Table3.A1" office:value-type="string">
            <text:p text:style-name="P8"/>
          </table:table-cell>
        </table:table-row>
        <table:table-row>
          <table:table-cell table:style-name="Table3.A1" office:value-type="string">
            <text:p text:style-name="Table_20_Contents">Total</text:p>
          </table:table-cell>
          <table:table-cell table:style-name="Table3.A1" office:value-type="string">
            <text:p text:style-name="P8"/>
          </table:table-cell>
          <table:table-cell table:style-name="Table3.A1" office:value-type="string">
            <text:p text:style-name="Table_20_Contents">1.00 / 1.00</text:p>
          </table:table-cell>
          <table:table-cell table:style-name="Table3.A1" office:value-type="string">
            <text:p text:style-name="P8"/>
          </table:table-cell>
        </table:table-row>
      </table:table>
      <text:p text:style-name="Text_20_body"><text:span text:style-name="T1">Question Explanation<text:line-break/><text:line-break/></text:span>The accumulator, <text:span text:style-name="Source_20_Text">ch_strings</text:span>, contains all the strings from <text:span text:style-name="Source_20_Text">L</text:span> that begin with <text:span text:style-name="Source_20_Text">ch</text:span>.</text:p>
      <text:h text:style-name="Heading_20_3" text:outline-level="3">Question 4</text:h>
      <text:p text:style-name="Text_20_body">Consider this function header: </text:p>
      <text:p text:style-name="Preformatted_20_Text"><text:soft-page-break/>def count_startswith(L, ch):</text:p>
      <text:p text:style-name="Preformatted_20_Text"><text:s text:c="4"/>""" (list of str, str) -&gt; int</text:p>
      <text:p text:style-name="Preformatted_20_Text"/>
      <text:p text:style-name="Preformatted_20_Text"><text:s text:c="4"/>Precondition: the length of each item in L is &gt;= 1, and len(ch) == 1</text:p>
      <text:p text:style-name="Preformatted_20_Text"/>
      <text:p text:style-name="Preformatted_20_Text"><text:s text:c="4"/>Return the number of strings in L that begin with ch.</text:p>
      <text:p text:style-name="Preformatted_20_Text"/>
      <text:p text:style-name="Preformatted_20_Text"><text:s text:c="4"/>&gt;&gt;&gt; count_startswith(['rumba', 'salsa', 'samba'], 's')</text:p>
      <text:p text:style-name="Preformatted_20_Text"><text:s text:c="4"/>2</text:p>
      <text:p text:style-name="P5"><text:s text:c="4"/>"""</text:p>
      <text:p text:style-name="P1">Select the code fragment(s) that correctly implement the function according to the header abov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Your Answer</text:p>
          </table:table-cell>
          <table:table-cell table:style-name="Table4.A1" office:value-type="string">
            <text:p text:style-name="P9"/>
          </table:table-cell>
          <table:table-cell table:style-name="Table4.A1" office:value-type="string">
            <text:p text:style-name="Table_20_Heading">Score</text:p>
          </table:table-cell>
          <table:table-cell table:style-name="Table4.A1" office:value-type="string">
            <text:p text:style-name="Table_20_Heading">Explanation</text:p>
          </table:table-cell>
        </table:table-row>
        <table:table-row>
          <table:table-cell table:style-name="Table4.A1" office:value-type="string">
            <text:p text:style-name="Preformatted_20_Text"><text:s text:c="4"/>startswith = []</text:p>
            <text:p text:style-name="Preformatted_20_Text"/>
            <text:p text:style-name="Preformatted_20_Text"><text:s text:c="4"/>for item in L:</text:p>
            <text:p text:style-name="Preformatted_20_Text"><text:s text:c="8"/>if item.startswith(ch):</text:p>
            <text:p text:style-name="Preformatted_20_Text"><text:s text:c="12"/>startswith.append(item)</text:p>
            <text:p text:style-name="Preformatted_20_Text"/>
            <text:p text:style-name="P5"><text:s text:c="4"/>return len(startswith)</text:p>
          </table:table-cell>
          <table:table-cell table:style-name="Table4.A1" office:value-type="string">
            <text:p text:style-name="Table_20_Contents">✔</text:p>
          </table:table-cell>
          <table:table-cell table:style-name="Table4.A1" office:value-type="string">
            <text:p text:style-name="Table_20_Contents">0.25</text:p>
          </table:table-cell>
          <table:table-cell table:style-name="Table4.A1" office:value-type="string">
            <text:p text:style-name="P8"/>
          </table:table-cell>
        </table:table-row>
        <table:table-row>
          <table:table-cell table:style-name="Table4.A1" office:value-type="string">
            <text:p text:style-name="Preformatted_20_Text"><text:s text:c="4"/>count = 0</text:p>
            <text:p text:style-name="Preformatted_20_Text"/>
            <text:p text:style-name="Preformatted_20_Text"><text:s text:c="4"/>for item in L:</text:p>
            <text:p text:style-name="Preformatted_20_Text"><text:s text:c="8"/>if item.startswith(ch):</text:p>
            <text:p text:style-name="Preformatted_20_Text"><text:s text:c="12"/>count = count + 1</text:p>
            <text:p text:style-name="Preformatted_20_Text"><text:s text:c="12"/>return count</text:p>
            <text:p text:style-name="Preformatted_20_Text"><text:s text:c="8"/>else:</text:p>
            <text:p text:style-name="P5"><text:s text:c="12"/>return count</text:p>
          </table:table-cell>
          <table:table-cell table:style-name="Table4.A1" office:value-type="string">
            <text:p text:style-name="Table_20_Contents">✔</text:p>
          </table:table-cell>
          <table:table-cell table:style-name="Table4.A1" office:value-type="string">
            <text:p text:style-name="Table_20_Contents">0.25</text:p>
          </table:table-cell>
          <table:table-cell table:style-name="Table4.A1" office:value-type="string">
            <text:p text:style-name="Table_20_Contents">A return statement exits the current function, and so this will process only the first string in <text:span text:style-name="Source_20_Text">L</text:span>.</text:p>
          </table:table-cell>
        </table:table-row>
        <table:table-row>
          <table:table-cell table:style-name="Table4.A1" office:value-type="string">
            <text:p text:style-name="Preformatted_20_Text"><text:s text:c="4"/>startswith = L[:]</text:p>
            <text:p text:style-name="Preformatted_20_Text"/>
            <text:p text:style-name="Preformatted_20_Text"><text:s text:c="4"/>for item in L:</text:p>
            <text:p text:style-name="Preformatted_20_Text"><text:s text:c="8"/>if not item.startswith(ch):</text:p>
            <text:p text:style-name="Preformatted_20_Text"><text:s text:c="12"/>startswith.remove(item)</text:p>
            <text:p text:style-name="Preformatted_20_Text"/>
            <text:p text:style-name="P5"><text:s text:c="4"/>return len(L)</text:p>
          </table:table-cell>
          <table:table-cell table:style-name="Table4.A1" office:value-type="string">
            <text:p text:style-name="Table_20_Contents">✔</text:p>
          </table:table-cell>
          <table:table-cell table:style-name="Table4.A1" office:value-type="string">
            <text:p text:style-name="Table_20_Contents">0.25</text:p>
          </table:table-cell>
          <table:table-cell table:style-name="Table4.A1" office:value-type="string">
            <text:p text:style-name="Table_20_Contents"><text:span text:style-name="Source_20_Text">L</text:span> is never modified, and so this will return the wrong value (except for the case where every string in <text:span text:style-name="Source_20_Text">L</text:span> starts with <text:span text:style-name="Source_20_Text">ch</text:span>).</text:p>
          </table:table-cell>
        </table:table-row>
        <table:table-row>
          <table:table-cell table:style-name="Table4.A1" office:value-type="string">
            <text:p text:style-name="Preformatted_20_Text"><text:s text:c="4"/>startswith = L[:]</text:p>
            <text:p text:style-name="Preformatted_20_Text"/>
            <text:p text:style-name="Preformatted_20_Text"><text:s text:c="4"/>for item in L:</text:p>
            <text:p text:style-name="Preformatted_20_Text"><text:s text:c="8"/>if not item.startswith(ch):</text:p>
            <text:p text:style-name="Preformatted_20_Text"><text:s text:c="12"/>startswith.remove(item)</text:p>
            <text:p text:style-name="Preformatted_20_Text"/>
            <text:p text:style-name="P5"><text:s text:c="4"/>return len(startswith)</text:p>
          </table:table-cell>
          <table:table-cell table:style-name="Table4.A1" office:value-type="string">
            <text:p text:style-name="Table_20_Contents">✔</text:p>
          </table:table-cell>
          <table:table-cell table:style-name="Table4.A1" office:value-type="string">
            <text:p text:style-name="Table_20_Contents">0.25</text:p>
          </table:table-cell>
          <table:table-cell table:style-name="Table4.A1" office:value-type="string">
            <text:p text:style-name="P8"/>
          </table:table-cell>
        </table:table-row>
        <table:table-row>
          <table:table-cell table:style-name="Table4.A1" office:value-type="string">
            <text:p text:style-name="Table_20_Contents">Total</text:p>
          </table:table-cell>
          <table:table-cell table:style-name="Table4.A1" office:value-type="string">
            <text:p text:style-name="P8"/>
          </table:table-cell>
          <table:table-cell table:style-name="Table4.A1" office:value-type="string">
            <text:p text:style-name="Table_20_Contents">1.00 / 1.00</text:p>
          </table:table-cell>
          <table:table-cell table:style-name="Table4.A1" office:value-type="string">
            <text:p text:style-name="P8"/>
          </table:table-cell>
        </table:table-row>
      </table:table>
      <text:h text:style-name="Heading_20_3" text:outline-level="3">Question 5</text:h>
      <text:p text:style-name="Text_20_body">Consider this code, in which <text:span text:style-name="Source_20_Text">s</text:span> refers to a string: </text:p>
      <text:p text:style-name="Preformatted_20_Text"><text:s text:c="4"/>digits = ""</text:p>
      <text:p text:style-name="Preformatted_20_Text"/>
      <text:p text:style-name="Preformatted_20_Text"><text:s text:c="4"/>for ch in s:</text:p>
      <text:p text:style-name="Preformatted_20_Text"><text:s text:c="8"/>if ch.isdigit():</text:p>
      <text:p text:style-name="P5"><text:s text:c="12"/>digits = digits + ch</text:p>
      <text:p text:style-name="P1">Select the code fragment(s) that will produce the same value for <text:span text:style-name="Source_20_Text">digits</text:span>.</text:p>
      <table:table table:name="Table5" table:style-name="Table5">
        <table:table-column table:style-name="Table5.A"/>
        <table:table-column table:style-name="Table5.B"/>
        <table:table-column table:style-name="Table5.C"/>
        <table:table-column table:style-name="Table5.D"/>
        <text:soft-page-break/>
        <table:table-row>
          <table:table-cell table:style-name="Table5.A1" office:value-type="string">
            <text:p text:style-name="Table_20_Heading">Your Answer</text:p>
          </table:table-cell>
          <table:table-cell table:style-name="Table5.A1" office:value-type="string">
            <text:p text:style-name="P9"/>
          </table:table-cell>
          <table:table-cell table:style-name="Table5.A1" office:value-type="string">
            <text:p text:style-name="Table_20_Heading">Score</text:p>
          </table:table-cell>
          <table:table-cell table:style-name="Table5.A1" office:value-type="string">
            <text:p text:style-name="Table_20_Heading">Explanation</text:p>
          </table:table-cell>
        </table:table-row>
        <table:table-row>
          <table:table-cell table:style-name="Table5.A1" office:value-type="string">
            <text:p text:style-name="Preformatted_20_Text"><text:s text:c="4"/>digits = ''</text:p>
            <text:p text:style-name="Preformatted_20_Text"/>
            <text:p text:style-name="Preformatted_20_Text"><text:s text:c="4"/>for ch in s:</text:p>
            <text:p text:style-name="Preformatted_20_Text"><text:s text:c="8"/>if ch == '0123456789':</text:p>
            <text:p text:style-name="P5"><text:s text:c="12"/>digits = digits + ch</text:p>
          </table:table-cell>
          <table:table-cell table:style-name="Table5.A1" office:value-type="string">
            <text:p text:style-name="Table_20_Contents">✔</text:p>
          </table:table-cell>
          <table:table-cell table:style-name="Table5.A1" office:value-type="string">
            <text:p text:style-name="Table_20_Contents">0.25</text:p>
          </table:table-cell>
          <table:table-cell table:style-name="Table5.A1" office:value-type="string">
            <text:p text:style-name="Table_20_Contents">This compares <text:span text:style-name="Source_20_Text">ch</text:span> to the string <text:span text:style-name="Source_20_Text">'0123456789'</text:span> on every iteration.</text:p>
          </table:table-cell>
        </table:table-row>
        <table:table-row>
          <table:table-cell table:style-name="Table5.A1" office:value-type="string">
            <text:p text:style-name="Preformatted_20_Text"><text:s text:c="4"/>digits = ''</text:p>
            <text:p text:style-name="Preformatted_20_Text"/>
            <text:p text:style-name="Preformatted_20_Text"><text:s text:c="4"/>for ch in s:</text:p>
            <text:p text:style-name="Preformatted_20_Text"><text:s text:c="8"/>if ch in '0123456789':</text:p>
            <text:p text:style-name="P5"><text:s text:c="12"/>digits = digits + ch</text:p>
          </table:table-cell>
          <table:table-cell table:style-name="Table5.A1" office:value-type="string">
            <text:p text:style-name="Table_20_Contents">✔</text:p>
          </table:table-cell>
          <table:table-cell table:style-name="Table5.A1" office:value-type="string">
            <text:p text:style-name="Table_20_Contents">0.25</text:p>
          </table:table-cell>
          <table:table-cell table:style-name="Table5.A1" office:value-type="string">
            <text:p text:style-name="P8"/>
          </table:table-cell>
        </table:table-row>
        <table:table-row>
          <table:table-cell table:style-name="Table5.A1" office:value-type="string">
            <text:p text:style-name="Preformatted_20_Text"><text:s text:c="4"/>digits = ''</text:p>
            <text:p text:style-name="Preformatted_20_Text"/>
            <text:p text:style-name="Preformatted_20_Text"><text:s text:c="4"/>for i in range(len(s)):</text:p>
            <text:p text:style-name="Preformatted_20_Text"><text:s text:c="8"/>if s[i].isdigit():</text:p>
            <text:p text:style-name="P5"><text:s text:c="12"/>digits = digits + s[i]</text:p>
          </table:table-cell>
          <table:table-cell table:style-name="Table5.A1" office:value-type="string">
            <text:p text:style-name="Table_20_Contents">✔</text:p>
          </table:table-cell>
          <table:table-cell table:style-name="Table5.A1" office:value-type="string">
            <text:p text:style-name="Table_20_Contents">0.25</text:p>
          </table:table-cell>
          <table:table-cell table:style-name="Table5.A1" office:value-type="string">
            <text:p text:style-name="P8"/>
          </table:table-cell>
        </table:table-row>
        <table:table-row>
          <table:table-cell table:style-name="Table5.A1" office:value-type="string">
            <text:p text:style-name="Preformatted_20_Text"><text:s text:c="4"/>indices = []</text:p>
            <text:p text:style-name="Preformatted_20_Text"><text:s text:c="4"/>digits = ''</text:p>
            <text:p text:style-name="Preformatted_20_Text"/>
            <text:p text:style-name="Preformatted_20_Text"><text:s text:c="4"/>for i in range(len(s)):</text:p>
            <text:p text:style-name="Preformatted_20_Text"><text:s text:c="8"/>if s[i].isdigit():</text:p>
            <text:p text:style-name="Preformatted_20_Text"><text:s text:c="12"/>indices.append(i)</text:p>
            <text:p text:style-name="Preformatted_20_Text"/>
            <text:p text:style-name="Preformatted_20_Text"><text:s text:c="4"/>for index in indices:</text:p>
            <text:p text:style-name="P5"><text:s text:c="8"/>digits = digits + s[index]</text:p>
          </table:table-cell>
          <table:table-cell table:style-name="Table5.A1" office:value-type="string">
            <text:p text:style-name="Table_20_Contents">✔</text:p>
          </table:table-cell>
          <table:table-cell table:style-name="Table5.A1" office:value-type="string">
            <text:p text:style-name="Table_20_Contents">0.25</text:p>
          </table:table-cell>
          <table:table-cell table:style-name="Table5.A1" office:value-type="string">
            <text:p text:style-name="P8"/>
          </table:table-cell>
        </table:table-row>
        <table:table-row>
          <table:table-cell table:style-name="Table5.A1" office:value-type="string">
            <text:p text:style-name="Table_20_Contents">Total</text:p>
          </table:table-cell>
          <table:table-cell table:style-name="Table5.A1" office:value-type="string">
            <text:p text:style-name="P8"/>
          </table:table-cell>
          <table:table-cell table:style-name="Table5.A1" office:value-type="string">
            <text:p text:style-name="Table_20_Contents">1.00 / 1.00</text:p>
          </table:table-cell>
          <table:table-cell table:style-name="Table5.A1" office:value-type="string">
            <text:p text:style-name="P8"/>
          </table:table-cell>
        </table:table-row>
      </table:table>
      <text:h text:style-name="Heading_20_3" text:outline-level="3">Question 6</text:h>
      <text:p text:style-name="Text_20_body">Consider this function header and docstring: </text:p>
      <text:p text:style-name="Preformatted_20_Text">def is_one_to_one(d):</text:p>
      <text:p text:style-name="Preformatted_20_Text"><text:s text:c="4"/>""" (dict) -&gt; bool</text:p>
      <text:p text:style-name="Preformatted_20_Text"/>
      <text:p text:style-name="Preformatted_20_Text"><text:s text:c="4"/>Return True iff no two of d's keys map to the same value.</text:p>
      <text:p text:style-name="Preformatted_20_Text"/>
      <text:p text:style-name="Preformatted_20_Text"><text:s text:c="4"/>&gt;&gt;&gt; is_one_to_one({'a': 1, 'b': 2, 'c': 3})</text:p>
      <text:p text:style-name="Preformatted_20_Text"><text:s text:c="4"/>True</text:p>
      <text:p text:style-name="Preformatted_20_Text"><text:s text:c="4"/>&gt;&gt;&gt; is_one_to_one({'a': 1, 'b': 2, 'c': 1})</text:p>
      <text:p text:style-name="Preformatted_20_Text"><text:s text:c="4"/>False</text:p>
      <text:p text:style-name="Preformatted_20_Text"><text:s text:c="4"/>&gt;&gt;&gt; is_one_to_one({})</text:p>
      <text:p text:style-name="Preformatted_20_Text"><text:s text:c="4"/>True</text:p>
      <text:p text:style-name="P5"><text:s text:c="4"/>"""</text:p>
      <text:p text:style-name="P1">Select the algorithm(s) that can be used to implement <text:span text:style-name="Source_20_Text">is_one_to_one</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Your Answer</text:p>
          </table:table-cell>
          <table:table-cell table:style-name="Table6.A1" office:value-type="string">
            <text:p text:style-name="P9"/>
          </table:table-cell>
          <table:table-cell table:style-name="Table6.A1" office:value-type="string">
            <text:p text:style-name="Table_20_Heading">Score</text:p>
          </table:table-cell>
          <table:table-cell table:style-name="Table6.A1" office:value-type="string">
            <text:p text:style-name="Table_20_Heading">Explanation</text:p>
          </table:table-cell>
        </table:table-row>
        <table:table-row>
          <table:table-cell table:style-name="Table6.A1" office:value-type="string">
            <text:list xml:id="list3101150440731336555" text:style-name="L31">
              <text:list-item>
                <text:p text:style-name="P69">Put all the values from <text:span text:style-name="Source_20_Text">d</text:span> into a list. </text:p>
              </text:list-item>
              <text:list-item>
                <text:p text:style-name="P69">For each value in the list, count how many times it appears in the list. If a value appears more than once in the list, return <text:span text:style-name="Source_20_Text">False</text:span>. </text:p>
              </text:list-item>
              <text:list-item>
                <text:p text:style-name="P90">Once all the values in the list have been processed, return <text:span text:style-name="Source_20_Text">True</text:span> because we didn't see a duplicate value. </text:p>
              </text:list-item>
            </text:list>
          </table:table-cell>
          <table:table-cell table:style-name="Table6.A1" office:value-type="string">
            <text:p text:style-name="Table_20_Contents">✔</text:p>
          </table:table-cell>
          <table:table-cell table:style-name="Table6.A1" office:value-type="string">
            <text:p text:style-name="Table_20_Contents">0.25</text:p>
          </table:table-cell>
          <table:table-cell table:style-name="Table6.A1" office:value-type="string">
            <text:p text:style-name="P8"/>
          </table:table-cell>
        </table:table-row>
        <table:table-row>
          <table:table-cell table:style-name="Table6.A1" office:value-type="string">
            <text:list xml:id="list2507216787327497837" text:style-name="L32">
              <text:list-item>
                <text:p text:style-name="P70">Use a list accumulator to keep track of the values we've seen so <text:soft-page-break/>far. </text:p>
              </text:list-item>
              <text:list-item>
                <text:p text:style-name="P91">For each key in <text:span text:style-name="Source_20_Text">d</text:span>, if the value associated with that key has already been seen, return <text:span text:style-name="Source_20_Text">False</text:span>. Otherwise, return <text:span text:style-name="Source_20_Text">True</text:span>. </text:p>
              </text:list-item>
            </text:list>
          </table:table-cell>
          <table:table-cell table:style-name="Table6.A1" office:value-type="string">
            <text:p text:style-name="Table_20_Contents">✔</text:p>
          </table:table-cell>
          <table:table-cell table:style-name="Table6.A1" office:value-type="string">
            <text:p text:style-name="Table_20_Contents">0.25</text:p>
          </table:table-cell>
          <table:table-cell table:style-name="Table6.A1" office:value-type="string">
            <text:p text:style-name="P8"/>
          </table:table-cell>
        </table:table-row>
        <table:table-row>
          <table:table-cell table:style-name="Table6.A1" office:value-type="string">
            <text:list xml:id="list2759927612497907038" text:style-name="L33">
              <text:list-item>
                <text:p text:style-name="P71">Put all the values from <text:span text:style-name="Source_20_Text">d</text:span> into a list. </text:p>
              </text:list-item>
              <text:list-item>
                <text:p text:style-name="P71">Make a copy of that list. </text:p>
              </text:list-item>
              <text:list-item>
                <text:p text:style-name="P71">Remove all the duplicate items from the second list. </text:p>
              </text:list-item>
              <text:list-item>
                <text:p text:style-name="P92">Compare the lengths of the two lists. If they are equal, return <text:span text:style-name="Source_20_Text">True</text:span> because that means that there were no duplicate items. Otherwise, return <text:span text:style-name="Source_20_Text">False</text:span>. </text:p>
              </text:list-item>
            </text:list>
          </table:table-cell>
          <table:table-cell table:style-name="Table6.A1" office:value-type="string">
            <text:p text:style-name="Table_20_Contents">✔</text:p>
          </table:table-cell>
          <table:table-cell table:style-name="Table6.A1" office:value-type="string">
            <text:p text:style-name="Table_20_Contents">0.25</text:p>
          </table:table-cell>
          <table:table-cell table:style-name="Table6.A1" office:value-type="string">
            <text:p text:style-name="P8"/>
          </table:table-cell>
        </table:table-row>
        <table:table-row>
          <table:table-cell table:style-name="Table6.A1" office:value-type="string">
            <text:list xml:id="list7070550969153231461" text:style-name="L34">
              <text:list-item>
                <text:p text:style-name="P72">Use a list accumulator to keep track of the values we've seen so far. </text:p>
              </text:list-item>
              <text:list-item>
                <text:p text:style-name="P72">For each key in <text:span text:style-name="Source_20_Text">d</text:span>, if the value associated with that key has already been seen, return <text:span text:style-name="Source_20_Text">False</text:span>. Otherwise, append it to the list of values that we've seen so far. </text:p>
              </text:list-item>
              <text:list-item>
                <text:p text:style-name="P93">Once all the keys have been processed, return <text:span text:style-name="Source_20_Text">True</text:span> because we didn't see a duplicate value. </text:p>
              </text:list-item>
            </text:list>
          </table:table-cell>
          <table:table-cell table:style-name="Table6.A1" office:value-type="string">
            <text:p text:style-name="Table_20_Contents">✔</text:p>
          </table:table-cell>
          <table:table-cell table:style-name="Table6.A1" office:value-type="string">
            <text:p text:style-name="Table_20_Contents">0.25</text:p>
          </table:table-cell>
          <table:table-cell table:style-name="Table6.A1" office:value-type="string">
            <text:p text:style-name="P8"/>
          </table:table-cell>
        </table:table-row>
        <table:table-row>
          <table:table-cell table:style-name="Table6.A1" office:value-type="string">
            <text:p text:style-name="Table_20_Contents">Total</text:p>
          </table:table-cell>
          <table:table-cell table:style-name="Table6.A1" office:value-type="string">
            <text:p text:style-name="P8"/>
          </table:table-cell>
          <table:table-cell table:style-name="Table6.A1" office:value-type="string">
            <text:p text:style-name="Table_20_Contents">1.00 / 1.00</text:p>
          </table:table-cell>
          <table:table-cell table:style-name="Table6.A1" office:value-type="string">
            <text:p text:style-name="P8"/>
          </table:table-cell>
        </table:table-row>
      </table:table>
      <text:h text:style-name="Heading_20_3" text:outline-level="3">Question 7</text:h>
      <text:p text:style-name="Text_20_body">Consider this code: </text:p>
      <text:p text:style-name="Preformatted_20_Text">def is_one_to_one(d):</text:p>
      <text:p text:style-name="Preformatted_20_Text"><text:s text:c="4"/>""" (dict) -&gt; bool</text:p>
      <text:p text:style-name="Preformatted_20_Text"/>
      <text:p text:style-name="Preformatted_20_Text"><text:s text:c="4"/>Return True iff no two of d's keys map to the same value.</text:p>
      <text:p text:style-name="Preformatted_20_Text"/>
      <text:p text:style-name="Preformatted_20_Text"><text:s text:c="4"/>&gt;&gt;&gt; is_one_to_one({'a': 1, 'b': 2, 'c': 3})</text:p>
      <text:p text:style-name="Preformatted_20_Text"><text:s text:c="4"/>True</text:p>
      <text:p text:style-name="Preformatted_20_Text"><text:s text:c="4"/>&gt;&gt;&gt; is_one_to_one({'a': 1, 'b': 2, 'c': 1})</text:p>
      <text:p text:style-name="Preformatted_20_Text"><text:s text:c="4"/>False</text:p>
      <text:p text:style-name="Preformatted_20_Text"><text:s text:c="4"/>&gt;&gt;&gt; is_one_to_one({})</text:p>
      <text:p text:style-name="Preformatted_20_Text"><text:s text:c="4"/>True</text:p>
      <text:p text:style-name="Preformatted_20_Text"><text:s text:c="4"/>"""</text:p>
      <text:p text:style-name="Preformatted_20_Text"/>
      <text:p text:style-name="Preformatted_20_Text"><text:s text:c="4"/>seen = [] <text:s/># The values that have been seen so far.</text:p>
      <text:p text:style-name="Preformatted_20_Text"><text:s text:c="4"/>for k in d:</text:p>
      <text:p text:style-name="Preformatted_20_Text"><text:s text:c="8"/>if d[k] in seen:</text:p>
      <text:p text:style-name="Preformatted_20_Text"><text:s text:c="12"/>return False</text:p>
      <text:p text:style-name="Preformatted_20_Text"><text:s text:c="8"/>else:</text:p>
      <text:p text:style-name="Preformatted_20_Text"><text:s text:c="12"/>seen.append(d[k])</text:p>
      <text:p text:style-name="Preformatted_20_Text"/>
      <text:p text:style-name="P5"><text:s text:c="4"/>return True</text:p>
      <text:p text:style-name="P1">Select the algorithm that <text:span text:style-name="Emphasis">best</text:span> describes the approach taken in the function defined abov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Your Answer</text:p>
          </table:table-cell>
          <table:table-cell table:style-name="Table7.A1" office:value-type="string">
            <text:p text:style-name="P9"/>
          </table:table-cell>
          <table:table-cell table:style-name="Table7.A1" office:value-type="string">
            <text:p text:style-name="Table_20_Heading">Score</text:p>
          </table:table-cell>
          <table:table-cell table:style-name="Table7.A1" office:value-type="string">
            <text:p text:style-name="Table_20_Heading">Explanation</text:p>
          </table:table-cell>
        </table:table-row>
        <table:table-row>
          <table:table-cell table:style-name="Table7.A1" office:value-type="string">
            <text:list xml:id="list2584686625283901172" text:style-name="L35">
              <text:list-item>
                <text:p text:style-name="P73">Use a list accumulator to keep track of the values we've seen so far. </text:p>
              </text:list-item>
              <text:list-item>
                <text:p text:style-name="P94">For each key in <text:span text:style-name="Source_20_Text">d</text:span>, if the value associated with that key has already been seen, return <text:span text:style-name="Source_20_Text">False</text:span>. Otherwise, return <text:span text:style-name="Source_20_Text">True</text:span>. </text:p>
              </text:list-item>
            </text:list>
          </table:table-cell>
          <table:table-cell table:style-name="Table7.A1" office:value-type="string">
            <text:p text:style-name="P8"/>
          </table:table-cell>
          <table:table-cell table:style-name="Table7.A1" office:value-type="string">
            <text:p text:style-name="P8"/>
          </table:table-cell>
          <table:table-cell table:style-name="Table7.A1" office:value-type="string">
            <text:p text:style-name="P8"/>
          </table:table-cell>
        </table:table-row>
        <text:soft-page-break/>
        <table:table-row>
          <table:table-cell table:style-name="Table7.A1" office:value-type="string">
            <text:list xml:id="list7154586866874288177" text:style-name="L36">
              <text:list-item>
                <text:p text:style-name="P74">Put all the values from <text:span text:style-name="Source_20_Text">d</text:span> into a list. </text:p>
              </text:list-item>
              <text:list-item>
                <text:p text:style-name="P74">For each value in the list, count how many times it appears in the list. If a value appears more than once in the list, return <text:span text:style-name="Source_20_Text">False</text:span>. </text:p>
              </text:list-item>
              <text:list-item>
                <text:p text:style-name="P95">Once all the values in the list have been processed, return <text:span text:style-name="Source_20_Text">True</text:span> because we didn't see a duplicate value. </text:p>
              </text:list-item>
            </text:list>
          </table:table-cell>
          <table:table-cell table:style-name="Table7.A1" office:value-type="string">
            <text:p text:style-name="P8"/>
          </table:table-cell>
          <table:table-cell table:style-name="Table7.A1" office:value-type="string">
            <text:p text:style-name="P8"/>
          </table:table-cell>
          <table:table-cell table:style-name="Table7.A1" office:value-type="string">
            <text:p text:style-name="P8"/>
          </table:table-cell>
        </table:table-row>
        <table:table-row>
          <table:table-cell table:style-name="Table7.A1" office:value-type="string">
            <text:list xml:id="list8843115284283713777" text:style-name="L37">
              <text:list-item>
                <text:p text:style-name="P75">Use a list accumulator to keep track of the values we've seen so far. </text:p>
              </text:list-item>
              <text:list-item>
                <text:p text:style-name="P75">For each key in <text:span text:style-name="Source_20_Text">d</text:span>, if the value associated with that key has already been seen, return <text:span text:style-name="Source_20_Text">False</text:span>. Otherwise, append it to the list of values that we've seen so far. </text:p>
              </text:list-item>
              <text:list-item>
                <text:p text:style-name="P96">Once all the keys have been processed, return <text:span text:style-name="Source_20_Text">True</text:span> because we didn't see a duplicate value. </text:p>
              </text:list-item>
            </text:list>
          </table:table-cell>
          <table:table-cell table:style-name="Table7.A1" office:value-type="string">
            <text:p text:style-name="Table_20_Contents">✔</text:p>
          </table:table-cell>
          <table:table-cell table:style-name="Table7.A1" office:value-type="string">
            <text:p text:style-name="Table_20_Contents">1.00</text:p>
          </table:table-cell>
          <table:table-cell table:style-name="Table7.A1" office:value-type="string">
            <text:p text:style-name="P8"/>
          </table:table-cell>
        </table:table-row>
        <table:table-row>
          <table:table-cell table:style-name="Table7.A1" office:value-type="string">
            <text:p text:style-name="Table_20_Contents">Total</text:p>
          </table:table-cell>
          <table:table-cell table:style-name="Table7.A1" office:value-type="string">
            <text:p text:style-name="P8"/>
          </table:table-cell>
          <table:table-cell table:style-name="Table7.A1" office:value-type="string">
            <text:p text:style-name="Table_20_Contents">1.00 / 1.00</text:p>
          </table:table-cell>
          <table:table-cell table:style-name="Table7.A1" office:value-type="string">
            <text:p text:style-name="P8"/>
          </table:table-cell>
        </table:table-row>
      </table:table>
      <text:h text:style-name="Heading_20_3" text:outline-level="3">Question 8</text:h>
      <text:p text:style-name="P1">You are conducting a survey with an ordered list of questions to which people can answer <text:span text:style-name="Source_20_Text">'Y'</text:span> or <text:span text:style-name="Source_20_Text">'N'</text:span> ("yes" or "no"). You need to keep track of each person's responses so that you can find out which questions they answered <text:span text:style-name="Source_20_Text">'Y'</text:span> to and which questions they answered <text:span text:style-name="Source_20_Text">'N'</text:span> to. Which of the following data structures <text:span text:style-name="Emphasis">could be used</text:span> to represent one person's responses to the question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Your Answer</text:p>
          </table:table-cell>
          <table:table-cell table:style-name="Table8.A1" office:value-type="string">
            <text:p text:style-name="P9"/>
          </table:table-cell>
          <table:table-cell table:style-name="Table8.A1" office:value-type="string">
            <text:p text:style-name="Table_20_Heading">Score</text:p>
          </table:table-cell>
          <table:table-cell table:style-name="Table8.A1" office:value-type="string">
            <text:p text:style-name="Table_20_Heading">Explanation</text:p>
          </table:table-cell>
        </table:table-row>
        <table:table-row>
          <table:table-cell table:style-name="Table8.A1" office:value-type="string">
            <text:p text:style-name="Table_20_Contents"><text:span text:style-name="Source_20_Text">dict of {str: int}</text:span>, where each key is a response (either <text:span text:style-name="Source_20_Text">'Y'</text:span> or <text:span text:style-name="Source_20_Text">'N'</text:span>) and each value is a question number </text:p>
          </table:table-cell>
          <table:table-cell table:style-name="Table8.A1" office:value-type="string">
            <text:p text:style-name="Table_20_Contents">✔</text:p>
          </table:table-cell>
          <table:table-cell table:style-name="Table8.A1" office:value-type="string">
            <text:p text:style-name="Table_20_Contents">0.25</text:p>
          </table:table-cell>
          <table:table-cell table:style-name="Table8.A1" office:value-type="string">
            <text:p text:style-name="Table_20_Contents">This dictionary has only two keys, <text:span text:style-name="Source_20_Text">'Y'</text:span> and <text:span text:style-name="Source_20_Text">'N'</text:span>, and only a single number associated with each.</text:p>
          </table:table-cell>
        </table:table-row>
        <table:table-row>
          <table:table-cell table:style-name="Table8.A1" office:value-type="string">
            <text:p text:style-name="Table_20_Contents">two <text:span text:style-name="Source_20_Text">list of str</text:span>, where one list contains all the <text:span text:style-name="Source_20_Text">'Y'</text:span>s and the other contains all the <text:span text:style-name="Source_20_Text">'N'</text:span>s </text:p>
          </table:table-cell>
          <table:table-cell table:style-name="Table8.A1" office:value-type="string">
            <text:p text:style-name="Table_20_Contents">✔</text:p>
          </table:table-cell>
          <table:table-cell table:style-name="Table8.A1" office:value-type="string">
            <text:p text:style-name="Table_20_Contents">0.25</text:p>
          </table:table-cell>
          <table:table-cell table:style-name="Table8.A1" office:value-type="string">
            <text:p text:style-name="Table_20_Contents">With this option, there is no way to know which questions generated which responses.</text:p>
          </table:table-cell>
        </table:table-row>
        <table:table-row>
          <table:table-cell table:style-name="Table8.A1" office:value-type="string">
            <text:p text:style-name="Table_20_Contents"><text:span text:style-name="Source_20_Text">list of str</text:span>, where each character is either <text:span text:style-name="Source_20_Text">'Y'</text:span> or <text:span text:style-name="Source_20_Text">'N'</text:span> </text:p>
          </table:table-cell>
          <table:table-cell table:style-name="Table8.A1" office:value-type="string">
            <text:p text:style-name="Table_20_Contents">✔</text:p>
          </table:table-cell>
          <table:table-cell table:style-name="Table8.A1" office:value-type="string">
            <text:p text:style-name="Table_20_Contents">0.25</text:p>
          </table:table-cell>
          <table:table-cell table:style-name="Table8.A1" office:value-type="string">
            <text:p text:style-name="Table_20_Contents">Because the questions are ordered, you can use indexing to look up a question's response.</text:p>
          </table:table-cell>
        </table:table-row>
        <table:table-row>
          <table:table-cell table:style-name="Table8.A1" office:value-type="string">
            <text:p text:style-name="Table_20_Contents"><text:span text:style-name="Source_20_Text">dict of {str: list of int}</text:span>, where each key is a response (either <text:span text:style-name="Source_20_Text">'Y'</text:span> or <text:span text:style-name="Source_20_Text">'N'</text:span>) and each value is list of question numbers for which the person provided that response</text:p>
          </table:table-cell>
          <table:table-cell table:style-name="Table8.A1" office:value-type="string">
            <text:p text:style-name="Table_20_Contents">✔</text:p>
          </table:table-cell>
          <table:table-cell table:style-name="Table8.A1" office:value-type="string">
            <text:p text:style-name="Table_20_Contents">0.25</text:p>
          </table:table-cell>
          <table:table-cell table:style-name="Table8.A1" office:value-type="string">
            <text:p text:style-name="P8"/>
          </table:table-cell>
        </table:table-row>
        <table:table-row>
          <table:table-cell table:style-name="Table8.A1" office:value-type="string">
            <text:p text:style-name="Table_20_Contents">Total</text:p>
          </table:table-cell>
          <table:table-cell table:style-name="Table8.A1" office:value-type="string">
            <text:p text:style-name="P8"/>
          </table:table-cell>
          <table:table-cell table:style-name="Table8.A1" office:value-type="string">
            <text:p text:style-name="Table_20_Contents">1.00 / 1.00</text:p>
          </table:table-cell>
          <table:table-cell table:style-name="Table8.A1" office:value-type="string">
            <text:p text:style-name="P8"/>
          </table:table-cell>
        </table:table-row>
      </table:table>
      <text:h text:style-name="Heading_20_3" text:outline-level="3">Question 9</text:h>
      <text:p text:style-name="Text_20_body">A cycling <text:span text:style-name="Emphasis">time trial race</text:span> is a race in which each cyclist aims to finish in the fastest time. (All the cyclists start at different times, rather than everyone starting at the same time.) There may be ties. </text:p>
      <text:p text:style-name="Text_20_body">Your job is to determine which data structure to use to keep track of the names and times of the cyclists. The data structure will initially be empty and when a cyclist crosses the finish line, their data will be added to the data structure. </text:p>
      <text:p text:style-name="Text_20_body">Which of the following data structures <text:span text:style-name="Emphasis">could be used</text:span> to represent all the cyclists and their time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Your Answer</text:p>
          </table:table-cell>
          <table:table-cell table:style-name="Table9.A1" office:value-type="string">
            <text:p text:style-name="P9"/>
          </table:table-cell>
          <table:table-cell table:style-name="Table9.A1" office:value-type="string">
            <text:p text:style-name="Table_20_Heading">Score</text:p>
          </table:table-cell>
          <table:table-cell table:style-name="Table9.A1" office:value-type="string">
            <text:p text:style-name="Table_20_Heading">Explanation</text:p>
          </table:table-cell>
        </table:table-row>
        <text:soft-page-break/>
        <table:table-row>
          <table:table-cell table:style-name="Table9.A1" office:value-type="string">
            <text:p text:style-name="Table_20_Contents">A <text:span text:style-name="Source_20_Text">dict of {float: str}</text:span>, where each key is a time and each value is the cyclist who finished with that time.</text:p>
          </table:table-cell>
          <table:table-cell table:style-name="Table9.A1" office:value-type="string">
            <text:p text:style-name="Table_20_Contents">✔</text:p>
          </table:table-cell>
          <table:table-cell table:style-name="Table9.A1" office:value-type="string">
            <text:p text:style-name="Table_20_Contents">0.25</text:p>
          </table:table-cell>
          <table:table-cell table:style-name="Table9.A1" office:value-type="string">
            <text:p text:style-name="Table_20_Contents">If 2 cyclists have the same time, we can't store them both using this data structure.</text:p>
          </table:table-cell>
        </table:table-row>
        <table:table-row>
          <table:table-cell table:style-name="Table9.A1" office:value-type="string">
            <text:p text:style-name="Table_20_Contents">A <text:span text:style-name="Source_20_Text">list of [str, float] lists</text:span>, where each inner list represents <text:span text:style-name="Source_20_Text">[cyclist, time]</text:span>. The outer list is ordered from fastest time to slowest time.</text:p>
          </table:table-cell>
          <table:table-cell table:style-name="Table9.A1" office:value-type="string">
            <text:p text:style-name="Table_20_Contents">✔</text:p>
          </table:table-cell>
          <table:table-cell table:style-name="Table9.A1" office:value-type="string">
            <text:p text:style-name="Table_20_Contents">0.25</text:p>
          </table:table-cell>
          <table:table-cell table:style-name="Table9.A1" office:value-type="string">
            <text:p text:style-name="P8"/>
          </table:table-cell>
        </table:table-row>
        <table:table-row>
          <table:table-cell table:style-name="Table9.A1" office:value-type="string">
            <text:p text:style-name="Table_20_Contents">A <text:span text:style-name="Source_20_Text">dict of {str: float}</text:span>, where each key is a cyclist and each value is a time.</text:p>
          </table:table-cell>
          <table:table-cell table:style-name="Table9.A1" office:value-type="string">
            <text:p text:style-name="Table_20_Contents">✔</text:p>
          </table:table-cell>
          <table:table-cell table:style-name="Table9.A1" office:value-type="string">
            <text:p text:style-name="Table_20_Contents">0.25</text:p>
          </table:table-cell>
          <table:table-cell table:style-name="Table9.A1" office:value-type="string">
            <text:p text:style-name="P8"/>
          </table:table-cell>
        </table:table-row>
        <table:table-row>
          <table:table-cell table:style-name="Table9.A1" office:value-type="string">
            <text:p text:style-name="Table_20_Contents">Parallel lists, where one is a <text:span text:style-name="Source_20_Text">list of str</text:span> and the other is a <text:span text:style-name="Source_20_Text">list of float</text:span>: the list of cyclists, and the list of their times. The lists are sorted by the order in which the cyclists cross the finish line (which is <text:span text:style-name="Strong_20_Emphasis">not</text:span> the same as how long they took).</text:p>
          </table:table-cell>
          <table:table-cell table:style-name="Table9.A1" office:value-type="string">
            <text:p text:style-name="Table_20_Contents">✔</text:p>
          </table:table-cell>
          <table:table-cell table:style-name="Table9.A1" office:value-type="string">
            <text:p text:style-name="Table_20_Contents">0.25</text:p>
          </table:table-cell>
          <table:table-cell table:style-name="Table9.A1" office:value-type="string">
            <text:p text:style-name="P8"/>
          </table:table-cell>
        </table:table-row>
        <table:table-row>
          <table:table-cell table:style-name="Table9.A1" office:value-type="string">
            <text:p text:style-name="Table_20_Contents">Total</text:p>
          </table:table-cell>
          <table:table-cell table:style-name="Table9.A1" office:value-type="string">
            <text:p text:style-name="P8"/>
          </table:table-cell>
          <table:table-cell table:style-name="Table9.A1" office:value-type="string">
            <text:p text:style-name="Table_20_Contents">1.00 / 1.00</text:p>
          </table:table-cell>
          <table:table-cell table:style-name="Table9.A1" office:value-type="string">
            <text:p text:style-name="P8"/>
          </table:table-cell>
        </table:table-row>
      </table:table>
      <text:h text:style-name="Heading_20_3" text:outline-level="3">Question 10</text:h>
      <text:p text:style-name="Text_20_body">This question is a followup to the previous question about cycling time trials. </text:p>
      <text:p text:style-name="Text_20_body">Now that the race is over, you need to determine the three fastest cyclists. (Assume there are no ties among the top three.) </text:p>
      <text:p text:style-name="Text_20_body">Which data structure will make it easiest to look up the three fastest cyclists?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Heading">Your Answer</text:p>
          </table:table-cell>
          <table:table-cell table:style-name="Table10.A1" office:value-type="string">
            <text:p text:style-name="P9"/>
          </table:table-cell>
          <table:table-cell table:style-name="Table10.A1" office:value-type="string">
            <text:p text:style-name="Table_20_Heading">Score</text:p>
          </table:table-cell>
          <table:table-cell table:style-name="Table10.A1" office:value-type="string">
            <text:p text:style-name="Table_20_Heading">Explanation</text:p>
          </table:table-cell>
        </table:table-row>
        <table:table-row>
          <table:table-cell table:style-name="Table10.A1" office:value-type="string">
            <text:p text:style-name="Table_20_Contents">A <text:span text:style-name="Source_20_Text">dict of {float: str}</text:span>, where each key is a time and each value is the cyclist who finished with that time.</text:p>
          </table:table-cell>
          <table:table-cell table:style-name="Table10.A1" office:value-type="string">
            <text:p text:style-name="P8"/>
          </table:table-cell>
          <table:table-cell table:style-name="Table10.A1" office:value-type="string">
            <text:p text:style-name="P8"/>
          </table:table-cell>
          <table:table-cell table:style-name="Table10.A1" office:value-type="string">
            <text:p text:style-name="P8"/>
          </table:table-cell>
        </table:table-row>
        <table:table-row>
          <table:table-cell table:style-name="Table10.A1" office:value-type="string">
            <text:p text:style-name="Table_20_Contents">A <text:span text:style-name="Source_20_Text">list of [str, float] lists</text:span>, where each inner list represents <text:span text:style-name="Source_20_Text">[cyclist, time]</text:span>. The outer list is ordered from fastest time to slowest time.</text:p>
          </table:table-cell>
          <table:table-cell table:style-name="Table10.A1" office:value-type="string">
            <text:p text:style-name="Table_20_Contents">✔</text:p>
          </table:table-cell>
          <table:table-cell table:style-name="Table10.A1" office:value-type="string">
            <text:p text:style-name="Table_20_Contents">1.00</text:p>
          </table:table-cell>
          <table:table-cell table:style-name="Table10.A1" office:value-type="string">
            <text:p text:style-name="Table_20_Contents">With this option, the fastest cyclists are at index 0, index 1, and index 2.</text:p>
          </table:table-cell>
        </table:table-row>
        <table:table-row>
          <table:table-cell table:style-name="Table10.A1" office:value-type="string">
            <text:p text:style-name="Table_20_Contents">A <text:span text:style-name="Source_20_Text">dict of {str: float}</text:span>, where each key is a cyclist and each value is a time.</text:p>
          </table:table-cell>
          <table:table-cell table:style-name="Table10.A1" office:value-type="string">
            <text:p text:style-name="P8"/>
          </table:table-cell>
          <table:table-cell table:style-name="Table10.A1" office:value-type="string">
            <text:p text:style-name="P8"/>
          </table:table-cell>
          <table:table-cell table:style-name="Table10.A1" office:value-type="string">
            <text:p text:style-name="P8"/>
          </table:table-cell>
        </table:table-row>
        <table:table-row>
          <table:table-cell table:style-name="Table10.A1" office:value-type="string">
            <text:p text:style-name="Table_20_Contents">Parallel lists, where one is a <text:span text:style-name="Source_20_Text">list of str</text:span> and the other is a <text:span text:style-name="Source_20_Text">list of float</text:span>: the list of cyclists, and the list of their times. The lists are sorted by the order in which the cyclists cross the finish line (which is <text:span text:style-name="Strong_20_Emphasis">not</text:span> the same as how long they took).</text:p>
          </table:table-cell>
          <table:table-cell table:style-name="Table10.A1" office:value-type="string">
            <text:p text:style-name="P8"/>
          </table:table-cell>
          <table:table-cell table:style-name="Table10.A1" office:value-type="string">
            <text:p text:style-name="P8"/>
          </table:table-cell>
          <table:table-cell table:style-name="Table10.A1" office:value-type="string">
            <text:p text:style-name="P8"/>
          </table:table-cell>
        </table:table-row>
        <table:table-row>
          <table:table-cell table:style-name="Table10.A1" office:value-type="string">
            <text:p text:style-name="Table_20_Contents">Total</text:p>
          </table:table-cell>
          <table:table-cell table:style-name="Table10.A1" office:value-type="string">
            <text:p text:style-name="P8"/>
          </table:table-cell>
          <table:table-cell table:style-name="Table10.A1" office:value-type="string">
            <text:p text:style-name="Table_20_Contents">1.00 / 1.00</text:p>
          </table:table-cell>
          <table:table-cell table:style-name="Table10.A1" office:value-type="string">
            <text:p text:style-name="P8"/>
          </table:table-cell>
        </table:table-row>
      </table:table>
      <text:h text:style-name="Heading_20_3" text:outline-level="3">Question 11</text:h>
      <text:p text:style-name="Text_20_body">A <text:span text:style-name="Emphasis">weather file</text:span> has the following format, where each city line contains a city name and the number of millimeters of precipitation for each day of that month. Monthly data is separated by a single blank line. </text:p>
      <text:p text:style-name="Preformatted_20_Text">Jan</text:p>
      <text:p text:style-name="Preformatted_20_Text">Toronto: 3.5,0,1.8,0,...</text:p>
      <text:p text:style-name="Preformatted_20_Text">Montreal: 1.5,0,0,0,...</text:p>
      <text:p text:style-name="Preformatted_20_Text">Vancouver: 0,8.6,23.6,19.2,...</text:p>
      <text:p text:style-name="Preformatted_20_Text"/>
      <text:p text:style-name="Preformatted_20_Text"><text:soft-page-break/>Feb</text:p>
      <text:p text:style-name="Preformatted_20_Text">Toronto: 0,0,1.5,1.2,...</text:p>
      <text:p text:style-name="Preformatted_20_Text">Montreal: 0.4,0,0.3,0.4,...</text:p>
      <text:p text:style-name="Preformatted_20_Text">Vancouver: 14,0,0.2,0.2,...</text:p>
      <text:p text:style-name="Preformatted_20_Text"/>
      <text:p text:style-name="Preformatted_20_Text">...</text:p>
      <text:p text:style-name="Preformatted_20_Text"/>
      <text:p text:style-name="Preformatted_20_Text">Dec</text:p>
      <text:p text:style-name="Preformatted_20_Text">Toronto: 1.3,13.7,0.6,3.8,...</text:p>
      <text:p text:style-name="Preformatted_20_Text">Montreal: 0,7.7,0,6.9,</text:p>
      <text:p text:style-name="P5">Vancouver: 15.2,21.4,11.4,14.6,...</text:p>
      <text:p text:style-name="Text_20_body">This problem involves a <text:span text:style-name="Emphasis">weather dictionary</text:span> in which the keys are month names and the values are dictionaries containing information about precipitation in cities for that month. In each of the nested dictionaries, the keys are city names and the values are lists of millimetres of precipitation for each day that month, in order. We'll refer to these nested dictionaries as "city to precipitation" dictionaries. </text:p>
      <text:p text:style-name="Text_20_body">Select the algorithm(s) that can be used to determine the city that had the maximum total precipitation in February. (You can break ties any way you like, or you can assume that there are no ties. Either is fine.)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Heading">Your Answer</text:p>
          </table:table-cell>
          <table:table-cell table:style-name="Table11.A1" office:value-type="string">
            <text:p text:style-name="P9"/>
          </table:table-cell>
          <table:table-cell table:style-name="Table11.A1" office:value-type="string">
            <text:p text:style-name="Table_20_Heading">Score</text:p>
          </table:table-cell>
          <table:table-cell table:style-name="Table11.A1" office:value-type="string">
            <text:p text:style-name="Table_20_Heading">Explanation</text:p>
          </table:table-cell>
        </table:table-row>
        <table:table-row>
          <table:table-cell table:style-name="Table11.A1" office:value-type="string">
            <text:list xml:id="list3703312627889117388" text:style-name="L38">
              <text:list-item>
                <text:p text:style-name="P76">Build the weather dictionary. </text:p>
              </text:list-item>
              <text:list-item>
                <text:p text:style-name="P76">Look up key <text:span text:style-name="Source_20_Text">'Feb'</text:span> in the weather dictionary to get the "city to precipitation" dictionary for February. </text:p>
              </text:list-item>
              <text:list-item>
                <text:p text:style-name="P76">Invert that dictionary so that the keys are the lists of precipitation amounts and the values are the cities. </text:p>
              </text:list-item>
              <text:list-item>
                <text:p text:style-name="P76">For each key in this inverted dictionary, sum the precipitation amounts in that list, and keep track of the list that had the largest sum. </text:p>
              </text:list-item>
              <text:list-item>
                <text:p text:style-name="P97">Once the iteration is complete, whichever list had the most precipitation is the key. To get the answer, look its value up in the inverted dictionary to get the corresponding city name. </text:p>
              </text:list-item>
            </text:list>
          </table:table-cell>
          <table:table-cell table:style-name="Table11.A1" office:value-type="string">
            <text:p text:style-name="Table_20_Contents">✔</text:p>
          </table:table-cell>
          <table:table-cell table:style-name="Table11.A1" office:value-type="string">
            <text:p text:style-name="Table_20_Contents">0.25</text:p>
          </table:table-cell>
          <table:table-cell table:style-name="Table11.A1" office:value-type="string">
            <text:p text:style-name="Table_20_Contents">Lists are mutable, and dictionaries can't have mutable values as keys. Otherwise, this would work!</text:p>
          </table:table-cell>
        </table:table-row>
        <table:table-row>
          <table:table-cell table:style-name="Table11.A1" office:value-type="string">
            <text:list xml:id="list7942814664585932611" text:style-name="L39">
              <text:list-item>
                <text:p text:style-name="P77">Build the weather dictionary. </text:p>
              </text:list-item>
              <text:list-item>
                <text:p text:style-name="P77">Look up key <text:span text:style-name="Source_20_Text">'Feb'</text:span> in the weather dictionary to get the "city to precipitation" dictionary for February. </text:p>
              </text:list-item>
              <text:list-item>
                <text:p text:style-name="P77">Iterate through the cities in that dictionary, calculating the sum of the precipitation amounts for that city. Keep track of the city that has the most precipitation so far. </text:p>
              </text:list-item>
              <text:list-item>
                <text:p text:style-name="P98">Once the iteration is complete, whichever city had the most precipitation is the answer. </text:p>
              </text:list-item>
            </text:list>
          </table:table-cell>
          <table:table-cell table:style-name="Table11.A1" office:value-type="string">
            <text:p text:style-name="Table_20_Contents">✔</text:p>
          </table:table-cell>
          <table:table-cell table:style-name="Table11.A1" office:value-type="string">
            <text:p text:style-name="Table_20_Contents">0.25</text:p>
          </table:table-cell>
          <table:table-cell table:style-name="Table11.A1" office:value-type="string">
            <text:p text:style-name="P8"/>
          </table:table-cell>
        </table:table-row>
        <table:table-row>
          <table:table-cell table:style-name="Table11.A1" office:value-type="string">
            <text:list xml:id="list3598947707328290685" text:style-name="L40">
              <text:list-item>
                <text:p text:style-name="P78">Build the weather dictionary. </text:p>
              </text:list-item>
              <text:list-item>
                <text:p text:style-name="P78"><text:soft-page-break/>Look up key <text:span text:style-name="Source_20_Text">'Feb'</text:span> in the weather dictionary to get the "city to precipitation" dictionary for February. </text:p>
              </text:list-item>
              <text:list-item>
                <text:p text:style-name="P78">Create a dictionary where the keys are cities and the values are the sum of the precipitation amounts for that city for February. </text:p>
              </text:list-item>
              <text:list-item>
                <text:p text:style-name="P99">Find the maximum value in that dictionary of city maximums. The answer is the key associated with that maximum. </text:p>
              </text:list-item>
            </text:list>
          </table:table-cell>
          <table:table-cell table:style-name="Table11.A1" office:value-type="string">
            <text:p text:style-name="Table_20_Contents">✔</text:p>
          </table:table-cell>
          <table:table-cell table:style-name="Table11.A1" office:value-type="string">
            <text:p text:style-name="Table_20_Contents">0.25</text:p>
          </table:table-cell>
          <table:table-cell table:style-name="Table11.A1" office:value-type="string">
            <text:p text:style-name="P8"/>
          </table:table-cell>
        </table:table-row>
        <table:table-row>
          <table:table-cell table:style-name="Table11.A1" office:value-type="string">
            <text:list xml:id="list2967413762019953299" text:style-name="L41">
              <text:list-item>
                <text:p text:style-name="P79">Build the weather dictionary. </text:p>
              </text:list-item>
              <text:list-item>
                <text:p text:style-name="P79">Look up key <text:span text:style-name="Source_20_Text">'Feb'</text:span> in the weather dictionary to get the "city to precipitation" dictionary for February. </text:p>
              </text:list-item>
              <text:list-item>
                <text:p text:style-name="P79">Create a list containing the sum of the precipitation amounts from each of the city precipitation lists for February. Also create a parallel list containing the city names. </text:p>
              </text:list-item>
              <text:list-item>
                <text:p text:style-name="P100">Sort the list containing the sum of the precipitation amounts so that the largest value is last. The answer is the city in the parallel list at the last position. </text:p>
              </text:list-item>
            </text:list>
          </table:table-cell>
          <table:table-cell table:style-name="Table11.A1" office:value-type="string">
            <text:p text:style-name="Table_20_Contents">✔</text:p>
          </table:table-cell>
          <table:table-cell table:style-name="Table11.A1" office:value-type="string">
            <text:p text:style-name="Table_20_Contents">0.25</text:p>
          </table:table-cell>
          <table:table-cell table:style-name="Table11.A1" office:value-type="string">
            <text:p text:style-name="Table_20_Contents">Because the two lists are separate, when we sort one the other is not sorted, and so we lose the correspondence between each city and its total precipitation.</text:p>
          </table:table-cell>
        </table:table-row>
        <table:table-row>
          <table:table-cell table:style-name="Table11.A1" office:value-type="string">
            <text:p text:style-name="Table_20_Contents">Total</text:p>
          </table:table-cell>
          <table:table-cell table:style-name="Table11.A1" office:value-type="string">
            <text:p text:style-name="P8"/>
          </table:table-cell>
          <table:table-cell table:style-name="Table11.A1" office:value-type="string">
            <text:p text:style-name="Table_20_Contents">1.00 / 1.00</text:p>
          </table:table-cell>
          <table:table-cell table:style-name="Table11.A1" office:value-type="string">
            <text:p text:style-name="P8"/>
          </table:table-cell>
        </table:table-row>
      </table:table>
      <text:h text:style-name="Heading_20_3" text:outline-level="3">Question 12</text:h>
      <text:p text:style-name="Text_20_body">This question also involves a weather file and a weather dictionary. Please see the previous question for details. </text:p>
      <text:p text:style-name="Text_20_body">Select the algorithm(s) that can be used to make a list of the days that had no precipitation in any city — we'll call this the "zero-precipitation list". Each day should be a tuple of (month name, day number). For example, if all cities in the "city to precipitation" dictionary for February had no precipitation on the very first day, then <text:span text:style-name="Source_20_Text">('Feb', 1)</text:span> would be in the resulting list. </text:p>
      <text:p text:style-name="Text_20_body">Note: in the weather dictionary, the list of precipitation amounts starts at index 0; to get the corresponding day number for an index, just add 1. </text:p>
      <text:p text:style-name="Text_20_body"><text:span text:style-name="Strong_20_Emphasis">Hint:</text:span> You will probably find this question easier to do if you take notes about the problem on a piece of paper, including drawing a small example weather dictionary. </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Heading">Your Answer</text:p>
          </table:table-cell>
          <table:table-cell table:style-name="Table12.A1" office:value-type="string">
            <text:p text:style-name="P9"/>
          </table:table-cell>
          <table:table-cell table:style-name="Table12.A1" office:value-type="string">
            <text:p text:style-name="Table_20_Heading">Score</text:p>
          </table:table-cell>
          <table:table-cell table:style-name="Table12.A1" office:value-type="string">
            <text:p text:style-name="Table_20_Heading">Explanation</text:p>
          </table:table-cell>
        </table:table-row>
        <table:table-row>
          <table:table-cell table:style-name="Table12.A1" office:value-type="string">
            <text:list xml:id="list6034329401065269058" text:style-name="L42">
              <text:list-item>
                <text:p text:style-name="P80">Build the weather dictionary. </text:p>
              </text:list-item>
              <text:list-item>
                <text:p text:style-name="P80">Create an empty "zero-precipitation" list to accumulate the answer. </text:p>
              </text:list-item>
              <text:list-item>
                <text:p text:style-name="P80">Iterate over the months to get each "city to precipitation" dictionary. For each of these dictionaries: </text:p>
                <text:list>
                  <text:list-item>
                    <text:p text:style-name="P80">Build a dictionary where each key is a city from the current "city to precipitation" dictionary, and each value is a list of the day numbers on which the city had no precipitation. </text:p>
                  </text:list-item>
                  <text:list-item>
                    <text:p text:style-name="P80"><text:soft-page-break/>Iterate over the values in that dictionary to build a list containing the day numbers that appear in all the lists of day numbers. </text:p>
                  </text:list-item>
                  <text:list-item>
                    <text:p text:style-name="P101">Iterate over the list of day numbers, appending tuples containing the current month name and the day number to the "zero-precipitation" list. </text:p>
                  </text:list-item>
                </text:list>
              </text:list-item>
            </text:list>
          </table:table-cell>
          <table:table-cell table:style-name="Table12.A1" office:value-type="string">
            <text:p text:style-name="Table_20_Contents">✔</text:p>
          </table:table-cell>
          <table:table-cell table:style-name="Table12.A1" office:value-type="string">
            <text:p text:style-name="Table_20_Contents">0.33</text:p>
          </table:table-cell>
          <table:table-cell table:style-name="Table12.A1" office:value-type="string">
            <text:p text:style-name="P8"/>
          </table:table-cell>
        </table:table-row>
        <table:table-row>
          <table:table-cell table:style-name="Table12.A1" office:value-type="string">
            <text:list xml:id="list7257795721314703509" text:style-name="L43">
              <text:list-item>
                <text:p text:style-name="P81">Build the weather dictionary. </text:p>
              </text:list-item>
              <text:list-item>
                <text:p text:style-name="P81">Iterate over the months to get each "city to precipitation" dictionary. Make a "day to precipitation" dictionary where the keys are all the days of the year from <text:span text:style-name="Source_20_Text">('Jan', 1)</text:span> through <text:span text:style-name="Source_20_Text">('Dec', 31)</text:span> and each value is a list of precipitation amounts for that day, one per city. </text:p>
              </text:list-item>
              <text:list-item>
                <text:p text:style-name="P102">Iterate over the "day to precipitation" dictionary, making a list of the (month, day number) tuples where the minimum precipitation among the cities for that day is 0. This is the "zero-precipitation" list. </text:p>
              </text:list-item>
            </text:list>
          </table:table-cell>
          <table:table-cell table:style-name="Table12.A1" office:value-type="string">
            <text:p text:style-name="Table_20_Contents">✔</text:p>
          </table:table-cell>
          <table:table-cell table:style-name="Table12.A1" office:value-type="string">
            <text:p text:style-name="Table_20_Contents">0.33</text:p>
          </table:table-cell>
          <table:table-cell table:style-name="Table12.A1" office:value-type="string">
            <text:p text:style-name="Table_20_Contents">Instead of looking for the lists where the <text:span text:style-name="Emphasis">minimum</text:span> precipitation amount is 0, the <text:span text:style-name="Emphasis">maximum</text:span> needs to be 0.</text:p>
          </table:table-cell>
        </table:table-row>
        <table:table-row>
          <table:table-cell table:style-name="Table12.A1" office:value-type="string">
            <text:list xml:id="list2663837574956910089" text:style-name="L44">
              <text:list-item>
                <text:p text:style-name="P82">Build the weather dictionary. </text:p>
              </text:list-item>
              <text:list-item>
                <text:p text:style-name="P82">Iterate over the months to get each "city to precipitation" dictionary. Make a "day to precipitation" dictionary where the keys are all the days of the year from <text:span text:style-name="Source_20_Text">('Jan', 1)</text:span> through <text:span text:style-name="Source_20_Text">('Dec', 31)</text:span> and each value is a list of precipitation amounts for that day, one per city. </text:p>
              </text:list-item>
              <text:list-item>
                <text:p text:style-name="P103">Iterate over the "day to precipitation" dictionary, making a list of the (month, day number) tuples where the maximum precipitation among the cities for that day is 0. This is the "zero-precipitation" list. </text:p>
              </text:list-item>
            </text:list>
          </table:table-cell>
          <table:table-cell table:style-name="Table12.A1" office:value-type="string">
            <text:p text:style-name="Table_20_Contents">✔</text:p>
          </table:table-cell>
          <table:table-cell table:style-name="Table12.A1" office:value-type="string">
            <text:p text:style-name="Table_20_Contents">0.33</text:p>
          </table:table-cell>
          <table:table-cell table:style-name="Table12.A1" office:value-type="string">
            <text:p text:style-name="P8"/>
          </table:table-cell>
        </table:table-row>
        <table:table-row>
          <table:table-cell table:style-name="Table12.A1" office:value-type="string">
            <text:p text:style-name="Table_20_Contents">Total</text:p>
          </table:table-cell>
          <table:table-cell table:style-name="Table12.A1" office:value-type="string">
            <text:p text:style-name="P8"/>
          </table:table-cell>
          <table:table-cell table:style-name="Table12.A1" office:value-type="string">
            <text:p text:style-name="Table_20_Contents">1.00 / 1.00</text:p>
          </table:table-cell>
          <table:table-cell table:style-name="Table12.A1" office:value-type="string">
            <text:p text:style-name="P8"/>
          </table:table-cell>
        </table:table-row>
      </table:table>
      <text:p text:style-name="Text_20_body"/>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12:15:44.28</meta:creation-date>
    <dc:date>2013-03-25T21:57:12.94</dc:date>
    <meta:editing-duration>PT1H54M24S</meta:editing-duration>
    <meta:editing-cycles>25</meta:editing-cycles>
    <meta:generator>OpenOffice.org/3.4$Win32 OpenOffice.org_project/340m1$Build-9590</meta:generator>
    <meta:document-statistic meta:table-count="12" meta:image-count="0" meta:object-count="0" meta:page-count="20" meta:paragraph-count="717" meta:word-count="6269" meta:character-count="36075"/>
  </office:meta>
</office:document-meta>
</file>